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w if you would turn your Bibles to 1 Thessalonians, 1 Thessalonians chapter 4 and what I want to preach about tonight is the day of the Lord.</text:p>
      <text:p text:style-name="Standard">And we just read about it in Isaiah 13 being prophesied.</text:p>
      <text:p text:style-name="Standard">And there were some immediate prophecies for the near future that God gave to his eye.</text:p>
      <text:p text:style-name="Standard">And then there were some that were basically talking about the latter days and the day of the Lord.</text:p>
      <text:p text:style-name="Standard">And that's what I want to talk about tonight.</text:p>
      <text:p text:style-name="Standard">But we're going to start our 1 Thessalonians chapter 4.</text:p>
      <text:p text:style-name="Standard">We're going to study the subject tonight.</text:p>
      <text:p text:style-name="Standard">Look at 1 Thessalonians chapter 4 and verse number 13.</text:p>
      <text:p text:style-name="Standard">But before we read verse 13, let me explain to you some principles about studying the Bible.</text:p>
      <text:p text:style-name="Standard">Here's a good rule of thumb for studying the Bible.</text:p>
      <text:p text:style-name="Standard">If there's something that you're being taught in church, or somebody's trying to teach you something,</text:p>
      <text:p text:style-name="Standard">and it's something that somebody has to teach you because you wouldn't figuring out from reading it on your own, it's probably not right.</text:p>
      <text:p text:style-name="Standard">Because, you see, the Bible is a book that's meant to be understood.</text:p>
      <text:p text:style-name="Standard">God's not trying to deceive. God's not trying to make it difficult.</text:p>
      <text:p text:style-name="Standard">And so, really the Bible is meant to be understood.</text:p>
      <text:p text:style-name="Standard">And if somebody has to explain to you some complicated interpretation of the Bible, it's probably not true.</text:p>
      <text:p text:style-name="Standard">Because if it's not the clear teaching that you can just read and see what it says and understand it,</text:p>
      <text:p text:style-name="Standard">really with the faith of a child, then it's probably a false doctrine.</text:p>
      <text:p text:style-name="Standard">There's actually a scientific principle. I forget the name of this principle,</text:p>
      <text:p text:style-name="Standard">but when you learn about science, and maybe somebody knows what it's called,</text:p>
      <text:p text:style-name="Standard">but there's a scientific principle that says that when you're studying science and you're looking for an explanation to something,</text:p>
      <text:p text:style-name="Standard">if one explanation is very simple, and the other one is extremely complicated,</text:p>
      <text:p text:style-name="Standard">it's usually the simple explanation that's right. Does anybody know what it's called?</text:p>
      <text:p text:style-name="Standard">Occam's razor.</text:p>
      <text:p text:style-name="Standard">Occam's razor. Thank you very much.</text:p>
      <text:p text:style-name="Standard">So that makes sense, because God is not trying to write the Bible in such a way where we need a man to interpret it for us.</text:p>
      <text:p text:style-name="Standard">The Bible says, you need not that any man teach you, 1 John chapter 2.</text:p>
      <text:p text:style-name="Standard">He said, but as the same anointing, teach it to you of all things and is truth and is no lie,</text:p>
      <text:p text:style-name="Standard">and even as it had taught you, you shall abide in him.</text:p>
      <text:p text:style-name="Standard">You see, the Holy Spirit ought to be our teacher.</text:p>
      <text:p text:style-name="Standard">90% of what we learn from the Bible should be from our own personal Bible study,</text:p>
      <text:p text:style-name="Standard">and maybe the other 10% we're getting in church,</text:p>
      <text:p text:style-name="Standard">because we should be searching the Scripture daily whether these things are so that we're hearing the church,</text:p>
      <text:p text:style-name="Standard">and not just relying on a man.</text:p>
      <text:p text:style-name="Standard">But if it's something that has to be taught to you by a man,</text:p>
      <text:p text:style-name="Standard">kind of like we talked about this morning where the Galatians got into false doctrine,</text:p>
      <text:p text:style-name="Standard">Paul said, this persuasion cometh not of him that calls you.</text:p>
      <text:p text:style-name="Standard">Who did hinder you that you should not obey the truth?</text:p>
      <text:p text:style-name="Standard">Somebody came in and taught you this and confused you with all this false doctrine.</text:p>
      <text:p text:style-name="Standard">You see, the Bible means what it says and it says what it means,</text:p>
      <text:p text:style-name="Standard">and if you go into it that way and you take it literally, whatever possible,</text:p>
      <text:p text:style-name="Standard">and just read it for what it says, it's very easy to understand.</text:p>
      <text:p text:style-name="Standard">Now, let's begin reading this in verse number 13.</text:p>
      <text:p text:style-name="Standard"><text:soft-page-break/>The Bible reads in 1 Thessalonians 4, 13,</text:p>
      <text:p text:style-name="Standard">I would not have you to be ignorant, brethren, concerning them which are asleep,</text:p>
      <text:p text:style-name="Standard">that ye sorrow not even as others which have no hope.</text:p>
      <text:p text:style-name="Standard">Now, here Paul is talking to them about loved ones that have died,</text:p>
      <text:p text:style-name="Standard">and he says, I don't want you to sorrow like those that have no hope</text:p>
      <text:p text:style-name="Standard">about those that are asleep in Jesus,</text:p>
      <text:p text:style-name="Standard">and that's what the Bible refers to as those who died.</text:p>
      <text:p text:style-name="Standard">They didn't really die because they're alive in heaven,</text:p>
      <text:p text:style-name="Standard">so he says that they're asleep, their body's sleeping in the grave,</text:p>
      <text:p text:style-name="Standard">their soul's spirit are alive and well in heaven.</text:p>
      <text:p text:style-name="Standard">And if you look at the last verse of the chapter in verse 18,</text:p>
      <text:p text:style-name="Standard">he says, wherefore comfort one another with these words.</text:p>
      <text:p text:style-name="Standard">So the context of this passage is that they've had saved loved ones</text:p>
      <text:p text:style-name="Standard">that have gone on to be with the Lord.</text:p>
      <text:p text:style-name="Standard">They missed their loved ones, they wish they could see them again,</text:p>
      <text:p text:style-name="Standard">and he explains to them, I don't want you to sorrow like you have no hope.</text:p>
      <text:p text:style-name="Standard">I want to comfort you with these words about your loved one</text:p>
      <text:p text:style-name="Standard">that has gone on to be with the Lord.</text:p>
      <text:p text:style-name="Standard">Here's the comfort that he gives.</text:p>
      <text:p text:style-name="Standard">He says in verse 14,</text:p>
      <text:p text:style-name="Standard">for if we believe that Jesus died and rose again,</text:p>
      <text:p text:style-name="Standard">even so, them also which sleep in Jesus will God bring with them.</text:p>
      <text:p text:style-name="Standard">So basically the comfort here is that you will see your loved one again.</text:p>
      <text:p text:style-name="Standard">If they were saved and they are asleep in Jesus,</text:p>
      <text:p text:style-name="Standard">he says you will see them again.</text:p>
      <text:p text:style-name="Standard">You don't have to mourn like those who have no hope.</text:p>
      <text:p text:style-name="Standard">He said, if we believe that Jesus died and rose again,</text:p>
      <text:p text:style-name="Standard">even so, them also which sleep in Jesus will God bring with them.</text:p>
      <text:p text:style-name="Standard">For this we say unto you by the word of the Lord,</text:p>
      <text:p text:style-name="Standard">that we which are alive and remain unto the coming of the Lord,</text:p>
      <text:p text:style-name="Standard">shall not prevent them which are asleep.</text:p>
      <text:p text:style-name="Standard">There he brings them up again, those who have gone on to be with the Lord.</text:p>
      <text:p text:style-name="Standard">He says, for the Lord himself shall descend from heaven with a shell,</text:p>
      <text:p text:style-name="Standard">with the voice of the archangel, and with the trumpet of God,</text:p>
      <text:p text:style-name="Standard">and the dead in Christ shall rise first.</text:p>
      <text:p text:style-name="Standard">Then we which are alive and remain shall be caught up together with them</text:p>
      <text:p text:style-name="Standard">in the clouds to meet the Lord in the air,</text:p>
      <text:p text:style-name="Standard">so shall we ever be with the Lord,</text:p>
      <text:p text:style-name="Standard">wherefore comfort one another with these words.</text:p>
      <text:p text:style-name="Standard">Now you notice there that in verse 13, 14, 15, 16, and 17,</text:p>
      <text:p text:style-name="Standard">they all mention those who are asleep in Jesus or the dead in Christ.</text:p>
      <text:p text:style-name="Standard">All of them, every single verse.</text:p>
      <text:p text:style-name="Standard">That's the subject. That's what he's referring to.</text:p>
      <text:p text:style-name="Standard">That's the comfort that you're going to see them again.</text:p>
      <text:p text:style-name="Standard">The comfort is not that somehow this is an escape from any kind of persecution</text:p>
      <text:p text:style-name="Standard">that you're going to go through in your life or tribulation.</text:p>
      <text:p text:style-name="Standard">Go back to chapter 3.</text:p>
      <text:p text:style-name="Standard">It says in chapter 3 verse number, let's see which verse is it, verse 4,</text:p>
      <text:p text:style-name="Standard">for verily when we were with you, we told you before that we should suffer tribulation,</text:p>
      <text:p text:style-name="Standard"><text:soft-page-break/>even as it came to pass and you know.</text:p>
      <text:p text:style-name="Standard">So believers have always gone through tribulation.</text:p>
      <text:p text:style-name="Standard">They've always gone through trials and persecution and troubles</text:p>
      <text:p text:style-name="Standard">and this is not saying that we're going to escape that.</text:p>
      <text:p text:style-name="Standard">This is just explaining that when Jesus Christ comes back in the clouds,</text:p>
      <text:p text:style-name="Standard">the trumpet's going to sound and basically the dead in Christ will rise first,</text:p>
      <text:p text:style-name="Standard">then we which are alive and remain shall be caught up together with them in the clouds.</text:p>
      <text:p text:style-name="Standard">This is what's known as the rapture. It's really going to happen.</text:p>
      <text:p text:style-name="Standard">A real event, Jesus Christ's second coming, is a literal real event that's coming someday.</text:p>
      <text:p text:style-name="Standard">But let's not stop reading in verse 18.</text:p>
      <text:p text:style-name="Standard">Let's read chapter 5 verse 1 because the thought is continued.</text:p>
      <text:p text:style-name="Standard">You see the word at the beginning of verse 1 and chapter 5,</text:p>
      <text:p text:style-name="Standard">who can tell me what part of speech that word is but?</text:p>
      <text:p text:style-name="Standard">Conjunction.</text:p>
      <text:p text:style-name="Standard">That is a conjunction.</text:p>
      <text:p text:style-name="Standard">A conjunction joins two phrases or two clauses or two sentences together.</text:p>
      <text:p text:style-name="Standard">And here we have a conjunction which shows that we're not starting a brand new thought.</text:p>
      <text:p text:style-name="Standard">We're picking up right where we left off and saying,</text:p>
      <text:p text:style-name="Standard">but of the times and the seasons brethren,</text:p>
      <text:p text:style-name="Standard">the times and the seasons of what?</text:p>
      <text:p text:style-name="Standard">Of what we just read about.</text:p>
      <text:p text:style-name="Standard">Of Jesus Christ coming in the clouds.</text:p>
      <text:p text:style-name="Standard">Of the trumpet sounding.</text:p>
      <text:p text:style-name="Standard">See you just have to read the Bible just the way it reads, just for what it says.</text:p>
      <text:p text:style-name="Standard">He says,</text:p>
      <text:p text:style-name="Standard">but of the times and the seasons brethren,</text:p>
      <text:p text:style-name="Standard">ye have no need that I write unto you,</text:p>
      <text:p text:style-name="Standard">for yourselves know perfectly that the day of the Lord so cometh as a thief,</text:p>
      <text:p text:style-name="Standard">in the night.</text:p>
      <text:p text:style-name="Standard">Now, if we just read this for what it says,</text:p>
      <text:p text:style-name="Standard">then basically we would equate the day of the Lord with what we just read about.</text:p>
      <text:p text:style-name="Standard">Right?</text:p>
      <text:p text:style-name="Standard">Because otherwise he'd say,</text:p>
      <text:p text:style-name="Standard">well of the times and the seasons brethren,</text:p>
      <text:p text:style-name="Standard">of Jesus coming in the clouds and the trumpet sounding,</text:p>
      <text:p text:style-name="Standard">ye have no need that I write unto you,</text:p>
      <text:p text:style-name="Standard">because of, and he's just going to talk about a totally different event,</text:p>
      <text:p text:style-name="Standard">because the day of the Lord so cometh as a thief in the night?</text:p>
      <text:p text:style-name="Standard">Now if that were a totally different event,</text:p>
      <text:p text:style-name="Standard">would it make any sense for him to say,</text:p>
      <text:p text:style-name="Standard">because the day of the Lord so cometh as a thief in the night,</text:p>
      <text:p text:style-name="Standard">ye have no need for me to write unto you the times and the seasons of the rapture?</text:p>
      <text:p text:style-name="Standard">Obviously the rapture and the day of the Lord are going to happen at the same time,</text:p>
      <text:p text:style-name="Standard">or else he wouldn't connect them with a conjunction and say,</text:p>
      <text:p text:style-name="Standard">that's why you don't need me to tell you about the times and the seasons,</text:p>
      <text:p text:style-name="Standard">because you know that the day of the Lord so cometh as a thief in the night.</text:p>
      <text:p text:style-name="Standard">Now that's very simple to understand.</text:p>
      <text:p text:style-name="Standard">Let's keep reading.</text:p>
      <text:p text:style-name="Standard">He says in verse three,</text:p>
      <text:p text:style-name="Standard"><text:soft-page-break/>for when they shall say,</text:p>
      <text:p text:style-name="Standard">he didn't say when we say or when believers say,</text:p>
      <text:p text:style-name="Standard">when they shall say peace and safety,</text:p>
      <text:p text:style-name="Standard">then sudden destruction cometh upon them,</text:p>
      <text:p text:style-name="Standard">as travail upon a woman with child,</text:p>
      <text:p text:style-name="Standard">and they shall not escape.</text:p>
      <text:p text:style-name="Standard">So they are the ones that are going to get all the destruction and travel,</text:p>
      <text:p text:style-name="Standard">not us, they are.</text:p>
      <text:p text:style-name="Standard">But watch what he says next,</text:p>
      <text:p text:style-name="Standard">but ye, brethren, are not in darkness,</text:p>
      <text:p text:style-name="Standard">that that day should overtake you as a thief.</text:p>
      <text:p text:style-name="Standard">So Jesus is not coming as a thief in the night if you're a believer.</text:p>
      <text:p text:style-name="Standard">It will not catch you off guard.</text:p>
      <text:p text:style-name="Standard">You will not be surprised.</text:p>
      <text:p text:style-name="Standard">The unbeliever will be surprised,</text:p>
      <text:p text:style-name="Standard">because they're going to say peace and safety,</text:p>
      <text:p text:style-name="Standard">and then sudden destruction cometh upon them,</text:p>
      <text:p text:style-name="Standard">as travail upon a woman with child,</text:p>
      <text:p text:style-name="Standard">whether or not in darkness,</text:p>
      <text:p text:style-name="Standard">that that day should overtake you as a thief.</text:p>
      <text:p text:style-name="Standard">We are all the children of light,</text:p>
      <text:p text:style-name="Standard">and the children of the day.</text:p>
      <text:p text:style-name="Standard">He said, we are not of the night nor of darkness,</text:p>
      <text:p text:style-name="Standard">therefore let us not sleep as do others,</text:p>
      <text:p text:style-name="Standard">but let us watch and be sober.</text:p>
      <text:p text:style-name="Standard">For they that sleep sleep in the night,</text:p>
      <text:p text:style-name="Standard">and they that be drunken are drunken in the night,</text:p>
      <text:p text:style-name="Standard">but let us who are of the day be sober,</text:p>
      <text:p text:style-name="Standard">putting on the breastplate of faith and love</text:p>
      <text:p text:style-name="Standard">and helmet the hope of salvation,</text:p>
      <text:p text:style-name="Standard">for God hath not appointed us to wrath,</text:p>
      <text:p text:style-name="Standard">but to obtain salvation by our Lord Jesus Christ.</text:p>
      <text:p text:style-name="Standard">Very simple to understand this passage, right?</text:p>
      <text:p text:style-name="Standard">The trumpet's going to sound,</text:p>
      <text:p text:style-name="Standard">Jesus Christ comes in the clouds,</text:p>
      <text:p text:style-name="Standard">that is known as the day of the Lord,</text:p>
      <text:p text:style-name="Standard">and the same day sudden destruction comes upon those</text:p>
      <text:p text:style-name="Standard">who are not saved, who are not believers.</text:p>
      <text:p text:style-name="Standard">So basically God pours out his wrath,</text:p>
      <text:p text:style-name="Standard">the same day that Jesus Christ comes in the clouds</text:p>
      <text:p text:style-name="Standard">and removes us in the rapture, up in the clouds.</text:p>
      <text:p text:style-name="Standard">Go back to Isaiah 13,</text:p>
      <text:p text:style-name="Standard">because you see the day of the Lord is a subject</text:p>
      <text:p text:style-name="Standard">that's mentioned throughout the Bible many, many times.</text:p>
      <text:p text:style-name="Standard">The Old Testament is filled with references to the day of the Lord,</text:p>
      <text:p text:style-name="Standard">the book of Isaiah especially.</text:p>
      <text:p text:style-name="Standard">This is one of my favorites,</text:p>
      <text:p text:style-name="Standard">but it's all throughout the Bible,</text:p>
      <text:p text:style-name="Standard">and when we went through Isaiah week by week,</text:p>
      <text:p text:style-name="Standard"><text:soft-page-break/>we saw many, many different times,</text:p>
      <text:p text:style-name="Standard">but look at Isaiah 13 and look at verse 9.</text:p>
      <text:p text:style-name="Standard">The Bible says, behold the day of the Lord,</text:p>
      <text:p text:style-name="Standard">cometh cruel, both with wrath,</text:p>
      <text:p text:style-name="Standard">you notice God's wrath mentioned,</text:p>
      <text:p text:style-name="Standard">and fierce anger to lay the land desolate</text:p>
      <text:p text:style-name="Standard">and he shall destroy the sinners thereof out of it.</text:p>
      <text:p text:style-name="Standard">Watch verse 10,</text:p>
      <text:p text:style-name="Standard">for the stars of heaven and the consolations thereof</text:p>
      <text:p text:style-name="Standard">shall not give their light,</text:p>
      <text:p text:style-name="Standard">the sun shall be darkened in his going forth</text:p>
      <text:p text:style-name="Standard">and the moon shall not cause her light to shine,</text:p>
      <text:p text:style-name="Standard">and I will punish the world for their evil</text:p>
      <text:p text:style-name="Standard">and the wicked for their iniquity,</text:p>
      <text:p text:style-name="Standard">and I will cause the arrogance of the prophecies</text:p>
      <text:p text:style-name="Standard">and I will lay low the haughtiness of the terrible.</text:p>
      <text:p text:style-name="Standard">So notice that when the day of the Lord comes</text:p>
      <text:p text:style-name="Standard">and God's wrath and destruction comes,</text:p>
      <text:p text:style-name="Standard">notice he said the sun and the moon will be darkened,</text:p>
      <text:p text:style-name="Standard">the stars will not give their light,</text:p>
      <text:p text:style-name="Standard">and then he says in verse number 13,</text:p>
      <text:p text:style-name="Standard">therefore I will shake the heavens</text:p>
      <text:p text:style-name="Standard">and the earth shall remove out of her place</text:p>
      <text:p text:style-name="Standard">in the wrath of the Lord of hosts</text:p>
      <text:p text:style-name="Standard">and in the day of his fierce anger.</text:p>
      <text:p text:style-name="Standard">Look at Joel, short book toward the end of the Old Testament,</text:p>
      <text:p text:style-name="Standard">the book of Joel, one of the minor prophets,</text:p>
      <text:p text:style-name="Standard">Ezekiel, Daniel are big books that you're familiar with</text:p>
      <text:p text:style-name="Standard">and there's some of the smart books,</text:p>
      <text:p text:style-name="Standard">Hosea, Joel.</text:p>
      <text:p text:style-name="Standard">So just a few books after Daniel.</text:p>
      <text:p text:style-name="Standard">Ezekiel, Daniel, Hosea, Joel.</text:p>
      <text:p text:style-name="Standard">Look at Joel chapter 2.</text:p>
      <text:p text:style-name="Standard">Joel chapter number 2</text:p>
      <text:p text:style-name="Standard">and you'll see the exact same thing taught.</text:p>
      <text:p text:style-name="Standard">The Bible is very consistent.</text:p>
      <text:p text:style-name="Standard">It says in verse number 30,</text:p>
      <text:p text:style-name="Standard">and I will show wonders in the heavens</text:p>
      <text:p text:style-name="Standard">and in the earth,</text:p>
      <text:p text:style-name="Standard">blood and fire and pillars of smoke,</text:p>
      <text:p text:style-name="Standard">the sun shall be turned into darkness</text:p>
      <text:p text:style-name="Standard">and the moon into blood</text:p>
      <text:p text:style-name="Standard">before the great and terrible day of the Lord come.</text:p>
      <text:p text:style-name="Standard">Now that's pretty clear, isn't it?</text:p>
      <text:p text:style-name="Standard">Before the great and terrible day of the Lord come,</text:p>
      <text:p text:style-name="Standard">the sun will be turned into darkness and the moon into blood.</text:p>
      <text:p text:style-name="Standard">And watch the next verse,</text:p>
      <text:p text:style-name="Standard">and it shall come to pass</text:p>
      <text:p text:style-name="Standard">and the day of the Lord shall call</text:p>
      <text:p text:style-name="Standard"><text:soft-page-break/>and the name of the Lord shall be delivered.</text:p>
      <text:p text:style-name="Standard">For in Mount Zion and in Jerusalem</text:p>
      <text:p text:style-name="Standard">shall be deliverance as the Lord has said</text:p>
      <text:p text:style-name="Standard">and in the remnant whom the Lord shall call.</text:p>
      <text:p text:style-name="Standard">So notice that the day of the Lord is associated</text:p>
      <text:p text:style-name="Standard">with the sun and moon being darkened first,</text:p>
      <text:p text:style-name="Standard">then the day of the Lord comes</text:p>
      <text:p text:style-name="Standard">and then there's deliverance for those who've called upon the name of the Lord.</text:p>
      <text:p text:style-name="Standard">Look if you would at Matthew 24,</text:p>
      <text:p text:style-name="Standard">Matthew chapter 24.</text:p>
      <text:p text:style-name="Standard">First book in the New Testament,</text:p>
      <text:p text:style-name="Standard">Matthew, Matthew 24.</text:p>
      <text:p text:style-name="Standard">Look at what the Bible is.</text:p>
      <text:p text:style-name="Standard">Look at Matthew 24.</text:p>
      <text:p text:style-name="Standard">You see, the day of the Lord is always associated</text:p>
      <text:p text:style-name="Standard">with the sun and moon being darkened.</text:p>
      <text:p text:style-name="Standard">Look at Matthew 24, 29.</text:p>
      <text:p text:style-name="Standard">The Bible reads</text:p>
      <text:p text:style-name="Standard">immediately after</text:p>
      <text:p text:style-name="Standard">the tribulation of those days.</text:p>
      <text:p text:style-name="Standard">Now, can somebody tell me,</text:p>
      <text:p text:style-name="Standard">is there anything hard to understand</text:p>
      <text:p text:style-name="Standard">about the phrase that I just read?</text:p>
      <text:p text:style-name="Standard">It's pretty simple, isn't it?</text:p>
      <text:p text:style-name="Standard">Immediately after.</text:p>
      <text:p text:style-name="Standard">That means right after.</text:p>
      <text:p text:style-name="Standard">Does it mean during?</text:p>
      <text:p text:style-name="Standard">No, it says immediately after the tribulation of those days.</text:p>
      <text:p text:style-name="Standard">The sun shall the sun be darkened</text:p>
      <text:p text:style-name="Standard">and the moon shall not give her light.</text:p>
      <text:p text:style-name="Standard">Does this sound familiar?</text:p>
      <text:p text:style-name="Standard">And the stars shall fall from heaven</text:p>
      <text:p text:style-name="Standard">and the powers of the heaven shall be shaken.</text:p>
      <text:p text:style-name="Standard">And then shall appear the sign</text:p>
      <text:p text:style-name="Standard">of the Son of Man in heaven</text:p>
      <text:p text:style-name="Standard">and then shall all the tribes of the earth mourn</text:p>
      <text:p text:style-name="Standard">and they shall see the Son of Man</text:p>
      <text:p text:style-name="Standard">coming in the clouds.</text:p>
      <text:p text:style-name="Standard">Does that sound familiar?</text:p>
      <text:p text:style-name="Standard">With power and great glory</text:p>
      <text:p text:style-name="Standard">and he shall send his angels</text:p>
      <text:p text:style-name="Standard">with a great sound of trumpet.</text:p>
      <text:p text:style-name="Standard">You remember the sound of the trumpet?</text:p>
      <text:p text:style-name="Standard">He says, and they shall gather together</text:p>
      <text:p text:style-name="Standard">his elect from the four winds</text:p>
      <text:p text:style-name="Standard">from one end of heaven to the other.</text:p>
      <text:p text:style-name="Standard">Now learn a parable of the fig tree.</text:p>
      <text:p text:style-name="Standard">Remember the stars of heaven would fall to the earth</text:p>
      <text:p text:style-name="Standard">like figs from a fig tree?</text:p>
      <text:p text:style-name="Standard"><text:soft-page-break/>He said, when his branches yet tender</text:p>
      <text:p text:style-name="Standard">and put forth leaves, you know that summer is not.</text:p>
      <text:p text:style-name="Standard">So likewise ye, when ye shall see all these things,</text:p>
      <text:p text:style-name="Standard">know that it is near</text:p>
      <text:p text:style-name="Standard">even at the doors.</text:p>
      <text:p text:style-name="Standard">You see, we are not in darkness</text:p>
      <text:p text:style-name="Standard">that that day should overtake us as a thief.</text:p>
      <text:p text:style-name="Standard">When we see these things come to pass</text:p>
      <text:p text:style-name="Standard">we'll know that it's near even at the doors.</text:p>
      <text:p text:style-name="Standard">He says, verily I say unto you</text:p>
      <text:p text:style-name="Standard">this generation shall not pass</text:p>
      <text:p text:style-name="Standard">till all these things be fulfilled.</text:p>
      <text:p text:style-name="Standard">He's explaining that at the beginning of the chapter</text:p>
      <text:p text:style-name="Standard">he starts to describe the tribulation</text:p>
      <text:p text:style-name="Standard">and the brother</text:p>
      <text:p text:style-name="Standard">delivering up the brother to death</text:p>
      <text:p text:style-name="Standard">and all the false Christ</text:p>
      <text:p text:style-name="Standard">saying, I'm Jesus Christ.</text:p>
      <text:p text:style-name="Standard">He said, it's all going to happen</text:p>
      <text:p text:style-name="Standard">in one generation, is what he's saying.</text:p>
      <text:p text:style-name="Standard">He's not saying that the people he's talking to</text:p>
      <text:p text:style-name="Standard">would not pass. He's saying from the time</text:p>
      <text:p text:style-name="Standard">that these things begin to come to pass</text:p>
      <text:p text:style-name="Standard">that generation will not pass.</text:p>
      <text:p text:style-name="Standard">A lot of people teach that the events of Revelation</text:p>
      <text:p text:style-name="Standard">took place over the course of a thousand years</text:p>
      <text:p text:style-name="Standard">during the Middle Ages</text:p>
      <text:p text:style-name="Standard">so that it's some ongoing thing</text:p>
      <text:p text:style-name="Standard">throughout the history of the world.</text:p>
      <text:p text:style-name="Standard">No. He said this is happening in one generation.</text:p>
      <text:p text:style-name="Standard">This is a short term thing</text:p>
      <text:p text:style-name="Standard">but it happened when these things begin to come to pass</text:p>
      <text:p text:style-name="Standard">he said, it's coming.</text:p>
      <text:p text:style-name="Standard">Jesus Christ is coming</text:p>
      <text:p text:style-name="Standard">and you'll see these things come to pass.</text:p>
      <text:p text:style-name="Standard">He says in verse number 35</text:p>
      <text:p text:style-name="Standard">heaven and earth shall pass away</text:p>
      <text:p text:style-name="Standard">but my words shall not pass away</text:p>
      <text:p text:style-name="Standard">but of that day and hour</text:p>
      <text:p text:style-name="Standard">knoweth no man</text:p>
      <text:p text:style-name="Standard">of what day and hour?</text:p>
      <text:p text:style-name="Standard">Of Jesus coming in the clouds</text:p>
      <text:p text:style-name="Standard">of the day of the Lord.</text:p>
      <text:p text:style-name="Standard">He said, knoweth no man</text:p>
      <text:p text:style-name="Standard">know not the angels of heaven</text:p>
      <text:p text:style-name="Standard">but as the days of Noe were</text:p>
      <text:p text:style-name="Standard">so shall also the coming of the Son of Man be</text:p>
      <text:p text:style-name="Standard">for as the days of Noe</text:p>
      <text:p text:style-name="Standard">they were before the flood</text:p>
      <text:p text:style-name="Standard"><text:soft-page-break/>they were eating and drinking</text:p>
      <text:p text:style-name="Standard">marrying and giving and marriage</text:p>
      <text:p text:style-name="Standard">until the day that Noe entered into the ark</text:p>
      <text:p text:style-name="Standard">basically that's your peace and safety</text:p>
      <text:p text:style-name="Standard">they think everything's fine</text:p>
      <text:p text:style-name="Standard">He says, and knew not until the flood came</text:p>
      <text:p text:style-name="Standard">and took them all away</text:p>
      <text:p text:style-name="Standard">so shall also the coming of the Son of Man be</text:p>
      <text:p text:style-name="Standard">then shall two be in the field</text:p>
      <text:p text:style-name="Standard">the one shall be taken and the other left</text:p>
      <text:p text:style-name="Standard">watch therefore</text:p>
      <text:p text:style-name="Standard">for you know not what hour</text:p>
      <text:p text:style-name="Standard">your Lord doth come</text:p>
      <text:p text:style-name="Standard">you don't know the day or the hour</text:p>
      <text:p text:style-name="Standard">but you do know the times and the seasons</text:p>
      <text:p text:style-name="Standard">because when you begin to see these things come to pass</text:p>
      <text:p text:style-name="Standard">you'll know that it is nigh even at the doors</text:p>
      <text:p text:style-name="Standard">you see many people</text:p>
      <text:p text:style-name="Standard">will try to twist the Bible</text:p>
      <text:p text:style-name="Standard">now be logical my friend</text:p>
      <text:p text:style-name="Standard">if you start reading the Bible</text:p>
      <text:p text:style-name="Standard">and you start to read the New Testament</text:p>
      <text:p text:style-name="Standard">what's the first book you're probably going to read</text:p>
      <text:p text:style-name="Standard">when you start reading the New Testament</text:p>
      <text:p text:style-name="Standard">the book of Matthew</text:p>
      <text:p text:style-name="Standard">now when I was 12 years old</text:p>
      <text:p text:style-name="Standard">I decided that I wanted to read</text:p>
      <text:p text:style-name="Standard">the whole New Testament when I was 12</text:p>
      <text:p text:style-name="Standard">and I picked up the New Testament</text:p>
      <text:p text:style-name="Standard">I started reading the book of Matthew</text:p>
      <text:p text:style-name="Standard">and I got to Matthew 24</text:p>
      <text:p text:style-name="Standard">and I read it as a 12 year old boy</text:p>
      <text:p text:style-name="Standard">and I said you know what</text:p>
      <text:p text:style-name="Standard">I always thought that that was wrong</text:p>
      <text:p text:style-name="Standard">what they taught me at Christian school and in church</text:p>
      <text:p text:style-name="Standard">that Jesus could come at any moment</text:p>
      <text:p text:style-name="Standard">everybody's going to disappear</text:p>
      <text:p text:style-name="Standard">nobody's going to know what happened</text:p>
      <text:p text:style-name="Standard">and I said you know I knew that wasn't right</text:p>
      <text:p text:style-name="Standard">something didn't set well with me</text:p>
      <text:p text:style-name="Standard">and I read this and I said it's not true</text:p>
      <text:p text:style-name="Standard">it says after the tribulation</text:p>
      <text:p text:style-name="Standard">it says the sun and moon are going to be darkened</text:p>
      <text:p text:style-name="Standard">and I don't think people are going to be wondering</text:p>
      <text:p text:style-name="Standard">what happened</text:p>
      <text:p text:style-name="Standard">because the sun and moon were darkened</text:p>
      <text:p text:style-name="Standard">and they saw Jesus coming in the clouds</text:p>
      <text:p text:style-name="Standard">they'll know what happened</text:p>
      <text:p text:style-name="Standard">they won't be saying where is everybody</text:p>
      <text:p text:style-name="Standard"><text:soft-page-break/>they'll be saying to the mountains and rocks</text:p>
      <text:p text:style-name="Standard">fall on us and hide us from the face of the lamb</text:p>
      <text:p text:style-name="Standard">or from the face of him that says I'm thrown</text:p>
      <text:p text:style-name="Standard">for the great day of his wrath is coming</text:p>
      <text:p text:style-name="Standard">and he shall be able to stand</text:p>
      <text:p text:style-name="Standard">that's what they're going to be saying</text:p>
      <text:p text:style-name="Standard">but you see we've been deceived</text:p>
      <text:p text:style-name="Standard">and this is the first chapter you read</text:p>
      <text:p text:style-name="Standard">as you read in the New Testament</text:p>
      <text:p text:style-name="Standard">that goes into the Second Coming</text:p>
      <text:p text:style-name="Standard">it goes into the Rapture</text:p>
      <text:p text:style-name="Standard">now many people will say well Pastor Anderson</text:p>
      <text:p text:style-name="Standard">you need to realize</text:p>
      <text:p text:style-name="Standard">that Matthew 24 is talking to the Jews</text:p>
      <text:p text:style-name="Standard">that's what they'll say</text:p>
      <text:p text:style-name="Standard">now first of all I believe that every promise in the book</text:p>
      <text:p text:style-name="Standard">is mine every chapter every verse every line</text:p>
      <text:p text:style-name="Standard">I don't know what Jews this is written to</text:p>
      <text:p text:style-name="Standard">unbelieving Jews</text:p>
      <text:p text:style-name="Standard">or saved Christians</text:p>
      <text:p text:style-name="Standard">because I thought that in Christ</text:p>
      <text:p text:style-name="Standard">there's neither Jew nor Gentile</text:p>
      <text:p text:style-name="Standard">so I didn't know that that was a big deal</text:p>
      <text:p text:style-name="Standard">but they say it's talking to the Jews</text:p>
      <text:p text:style-name="Standard">well flip over if you would have Revelation chapter 6</text:p>
      <text:p text:style-name="Standard">keep your finger there</text:p>
      <text:p text:style-name="Standard">look at Revelation chapter 6</text:p>
      <text:p text:style-name="Standard">you see you've got to just learn</text:p>
      <text:p text:style-name="Standard">how to read the Bible and just read it for yourself</text:p>
      <text:p text:style-name="Standard">and not let people twist it around on you</text:p>
      <text:p text:style-name="Standard">you know I mean if it's clear</text:p>
      <text:p text:style-name="Standard">it's clear</text:p>
      <text:p text:style-name="Standard">look at Revelation chapter 6</text:p>
      <text:p text:style-name="Standard">and the Bible goes through this</text:p>
      <text:p text:style-name="Standard">it says in verse 1</text:p>
      <text:p text:style-name="Standard">and I saw when the Lamb opened one of the seals</text:p>
      <text:p text:style-name="Standard">and I heard as the word the noise of thunder</text:p>
      <text:p text:style-name="Standard">one of the four beasts saying come and see</text:p>
      <text:p text:style-name="Standard">and I saw the hold a white horse</text:p>
      <text:p text:style-name="Standard">and he had sat on him out of bow</text:p>
      <text:p text:style-name="Standard">and a crown was given to him and he went forth conquering</text:p>
      <text:p text:style-name="Standard">and to conquer</text:p>
      <text:p text:style-name="Standard">and when he'd opened the second seal</text:p>
      <text:p text:style-name="Standard">I heard the second beast say come and see</text:p>
      <text:p text:style-name="Standard">and there went out another horse that was red</text:p>
      <text:p text:style-name="Standard">and that they should kill one another</text:p>
      <text:p text:style-name="Standard">and there was given unto him a great sword</text:p>
      <text:p text:style-name="Standard">so when the first horseman comes</text:p>
      <text:p text:style-name="Standard">you have a man riding on a white horse</text:p>
      <text:p text:style-name="Standard"><text:soft-page-break/>he has a bow in his hand and a crown upon his head</text:p>
      <text:p text:style-name="Standard">and he goes forth conquering and to conquer</text:p>
      <text:p text:style-name="Standard">as the antichrist, the imposter</text:p>
      <text:p text:style-name="Standard">of Jesus Christ, Jesus will come on a white horse</text:p>
      <text:p text:style-name="Standard">this man comes on a white horse to conquer the world</text:p>
      <text:p text:style-name="Standard">the second horse comes out</text:p>
      <text:p text:style-name="Standard">and there's all kinds of warfare</text:p>
      <text:p text:style-name="Standard">and it's based on the world war 3</text:p>
      <text:p text:style-name="Standard">you know men are killing each other</text:p>
      <text:p text:style-name="Standard">there's no peace in the earth</text:p>
      <text:p text:style-name="Standard">the third seal is in verse 5</text:p>
      <text:p text:style-name="Standard">and when he'd opened the third seal</text:p>
      <text:p text:style-name="Standard">I heard the third beast say come and see</text:p>
      <text:p text:style-name="Standard">and I'd be held in low black horse</text:p>
      <text:p text:style-name="Standard">and he'd sat on him out of a pair of balances in his hand</text:p>
      <text:p text:style-name="Standard">and I heard a voice in the midst of the four beasts say</text:p>
      <text:p text:style-name="Standard">a measure of wheat for a penny</text:p>
      <text:p text:style-name="Standard">and three measures of barley for a penny</text:p>
      <text:p text:style-name="Standard">and see thou hurt not the oil and the wine</text:p>
      <text:p text:style-name="Standard">you see three measures of barley for a penny</text:p>
      <text:p text:style-name="Standard">or a measure of wheat for a penny</text:p>
      <text:p text:style-name="Standard">what you have to understand is that</text:p>
      <text:p text:style-name="Standard">in the Bible the penny is not our penny today</text:p>
      <text:p text:style-name="Standard">you know</text:p>
      <text:p text:style-name="Standard">the penny in the Bible</text:p>
      <text:p text:style-name="Standard">is a monetary unit</text:p>
      <text:p text:style-name="Standard">that we see in Matthew chapter 22</text:p>
      <text:p text:style-name="Standard">Jesus tells a parable about people working</text:p>
      <text:p text:style-name="Standard">a 12 hour day</text:p>
      <text:p text:style-name="Standard">and receiving a penny at the end of it</text:p>
      <text:p text:style-name="Standard">and that was a day's wages</text:p>
      <text:p text:style-name="Standard">and it was considered a legitimate wage</text:p>
      <text:p text:style-name="Standard">so today if you went to this place down here</text:p>
      <text:p text:style-name="Standard">that's like a day laborer place</text:p>
      <text:p text:style-name="Standard">right here because that's basically what the story was about</text:p>
      <text:p text:style-name="Standard">and Jesus</text:p>
      <text:p text:style-name="Standard">is telling a story about a man who hires</text:p>
      <text:p text:style-name="Standard">some day laborers</text:p>
      <text:p text:style-name="Standard">and today he pays them a penny</text:p>
      <text:p text:style-name="Standard">and they were happy with it until they saw</text:p>
      <text:p text:style-name="Standard">someone else that they felt like was getting a better deal</text:p>
      <text:p text:style-name="Standard">and so how much would you get</text:p>
      <text:p text:style-name="Standard">if you went and signed up over here as a day laborer</text:p>
      <text:p text:style-name="Standard">you know what</text:p>
      <text:p text:style-name="Standard">50 bucks, 100 bucks, 150 bucks</text:p>
      <text:p text:style-name="Standard">somewhere on there do you want to pay 100 bucks</text:p>
      <text:p text:style-name="Standard">for a measure of wheat</text:p>
      <text:p text:style-name="Standard">think about that now</text:p>
      <text:p text:style-name="Standard">100 bucks for a measure of wheat</text:p>
      <text:p text:style-name="Standard"><text:soft-page-break/>or three measures of barley</text:p>
      <text:p text:style-name="Standard">that's pretty expensive</text:p>
      <text:p text:style-name="Standard">this is famine being described here</text:p>
      <text:p text:style-name="Standard">food is in short supply</text:p>
      <text:p text:style-name="Standard">and supply and demand has caused food prices</text:p>
      <text:p text:style-name="Standard">to be extremely expensive</text:p>
      <text:p text:style-name="Standard">so this is a time of wars</text:p>
      <text:p text:style-name="Standard">famine</text:p>
      <text:p text:style-name="Standard">conquest</text:p>
      <text:p text:style-name="Standard">look at the fourth seal</text:p>
      <text:p text:style-name="Standard">it says in verse number</text:p>
      <text:p text:style-name="Standard">7 and when he had opened the fourth seal</text:p>
      <text:p text:style-name="Standard">I heard the voice of the fourth beast say come and see</text:p>
      <text:p text:style-name="Standard">and I looked at the old pale horse</text:p>
      <text:p text:style-name="Standard">and his name that sat on him was death</text:p>
      <text:p text:style-name="Standard">and hell followed with him</text:p>
      <text:p text:style-name="Standard">and power was given under them over the fourth part of the earth</text:p>
      <text:p text:style-name="Standard">to kill with sword</text:p>
      <text:p text:style-name="Standard">and with hunger</text:p>
      <text:p text:style-name="Standard">we've already really seen that in the last two seals</text:p>
      <text:p text:style-name="Standard">and with death and with the beasts of the earth</text:p>
      <text:p text:style-name="Standard">and when he had opened the fifth seal</text:p>
      <text:p text:style-name="Standard">I saw under the altar the souls</text:p>
      <text:p text:style-name="Standard">now notice he's not seeing their bodies</text:p>
      <text:p text:style-name="Standard">he saw their souls</text:p>
      <text:p text:style-name="Standard">because the moment that the believer dies</text:p>
      <text:p text:style-name="Standard">his body goes to the grave</text:p>
      <text:p text:style-name="Standard">we bury the body</text:p>
      <text:p text:style-name="Standard">we see the body if it's an open casket funeral</text:p>
      <text:p text:style-name="Standard">the soul goes to heaven</text:p>
      <text:p text:style-name="Standard">later the body will be resurrected</text:p>
      <text:p text:style-name="Standard">at the first resurrection also known as the rapture</text:p>
      <text:p text:style-name="Standard">so he saw the souls</text:p>
      <text:p text:style-name="Standard">that were slain for the word of god</text:p>
      <text:p text:style-name="Standard">and for the testimony in which they held</text:p>
      <text:p text:style-name="Standard">and they cried with a loud voice</text:p>
      <text:p text:style-name="Standard">saying how long oh lord holy and true</text:p>
      <text:p text:style-name="Standard">does thou not judge</text:p>
      <text:p text:style-name="Standard">and avenge our blood on them that dwell in the earth</text:p>
      <text:p text:style-name="Standard">and white robes were given</text:p>
      <text:p text:style-name="Standard">unto every one of them</text:p>
      <text:p text:style-name="Standard">and it was said unto them that they should rest yet for</text:p>
      <text:p text:style-name="Standard">a little season</text:p>
      <text:p text:style-name="Standard">so it's coming retribution is coming</text:p>
      <text:p text:style-name="Standard">until their fellow servants</text:p>
      <text:p text:style-name="Standard">also and their brethren</text:p>
      <text:p text:style-name="Standard">that should be killed as they were</text:p>
      <text:p text:style-name="Standard">should be fulfilled</text:p>
      <text:p text:style-name="Standard">and I beheld when he'd opened the sixth seal</text:p>
      <text:p text:style-name="Standard"><text:soft-page-break/>and lo there was a great earthquake</text:p>
      <text:p text:style-name="Standard">so far we had wars, famines</text:p>
      <text:p text:style-name="Standard">and Christians being killed</text:p>
      <text:p text:style-name="Standard">and slain with the sword for their faith</text:p>
      <text:p text:style-name="Standard">he says when he'd opened the sixth seal</text:p>
      <text:p text:style-name="Standard">and behold there was a great earthquake</text:p>
      <text:p text:style-name="Standard">and the sun became black</text:p>
      <text:p text:style-name="Standard">as sack off a pair does that sound familiar</text:p>
      <text:p text:style-name="Standard">and the moon became his blood</text:p>
      <text:p text:style-name="Standard">the exact wording of Isaiah 13</text:p>
      <text:p text:style-name="Standard">and the stars of heaven fell on the earth</text:p>
      <text:p text:style-name="Standard">even as a fig tree</text:p>
      <text:p text:style-name="Standard">cast at their untimely figs</text:p>
      <text:p text:style-name="Standard">when she is shaken of the mighty wind</text:p>
      <text:p text:style-name="Standard">and the heaven departed as a scroll</text:p>
      <text:p text:style-name="Standard">when it is rolled together</text:p>
      <text:p text:style-name="Standard">that's straight out of Isaiah 13</text:p>
      <text:p text:style-name="Standard">he said at every mountain and island</text:p>
      <text:p text:style-name="Standard">were moved out of their places</text:p>
      <text:p text:style-name="Standard">and the kings of the earth and the great men</text:p>
      <text:p text:style-name="Standard">and the rich men and the chief captains</text:p>
      <text:p text:style-name="Standard">and the mighty men and every bond men</text:p>
      <text:p text:style-name="Standard">and every free men hid themselves</text:p>
      <text:p text:style-name="Standard">and the dens and the rocks and the mountains</text:p>
      <text:p text:style-name="Standard">from the face of him that sit upon the throne</text:p>
      <text:p text:style-name="Standard">and from the wrath of the Lamb</text:p>
      <text:p text:style-name="Standard">for the great day of his wrath</text:p>
      <text:p text:style-name="Standard">notice the next two words</text:p>
      <text:p text:style-name="Standard">is come</text:p>
      <text:p text:style-name="Standard">see the present tense there</text:p>
      <text:p text:style-name="Standard">is come</text:p>
      <text:p text:style-name="Standard">if it said has come</text:p>
      <text:p text:style-name="Standard">like all modern Bibles change it to</text:p>
      <text:p text:style-name="Standard">the NIV change it to has come</text:p>
      <text:p text:style-name="Standard">I believe even the new King James change</text:p>
      <text:p text:style-name="Standard">I'll have to look it up</text:p>
      <text:p text:style-name="Standard">but if it said has come</text:p>
      <text:p text:style-name="Standard">you could say well that was a while back</text:p>
      <text:p text:style-name="Standard">but if you said the great day of the wrath</text:p>
      <text:p text:style-name="Standard">is come it means it just came</text:p>
      <text:p text:style-name="Standard">it means it's here now</text:p>
      <text:p text:style-name="Standard">it has just arrived</text:p>
      <text:p text:style-name="Standard">I'm going to look it up in the new King James</text:p>
      <text:p text:style-name="Standard">because the new King James changes so many things</text:p>
      <text:p text:style-name="Standard">I'd be surprised if it's not changed</text:p>
      <text:p text:style-name="Standard">let me take a quick look here</text:p>
      <text:p text:style-name="Standard">yeah here we go</text:p>
      <text:p text:style-name="Standard">for the great day of his wrath has come</text:p>
      <text:p text:style-name="Standard">to make it a little easier for you to understand</text:p>
      <text:p text:style-name="Standard"><text:soft-page-break/>as always</text:p>
      <text:p text:style-name="Standard">and so it's very clear in the Bible</text:p>
      <text:p text:style-name="Standard">that the great day of the wrath is come</text:p>
      <text:p text:style-name="Standard">that's why they're talking about it right now</text:p>
      <text:p text:style-name="Standard">the day of his wrath is come</text:p>
      <text:p text:style-name="Standard">you see God's wrath</text:p>
      <text:p text:style-name="Standard">comes not until</text:p>
      <text:p text:style-name="Standard">after the sixth seal</text:p>
      <text:p text:style-name="Standard">is opened and the sun and moon are dirty</text:p>
      <text:p text:style-name="Standard">that means that God's wrath did not come</text:p>
      <text:p text:style-name="Standard">previously</text:p>
      <text:p text:style-name="Standard">the souls that were under the altar</text:p>
      <text:p text:style-name="Standard">at the fifth seal were</text:p>
      <text:p text:style-name="Standard">waiting saying</text:p>
      <text:p text:style-name="Standard">when will God avenge</text:p>
      <text:p text:style-name="Standard">our blood on them that dwell here</text:p>
      <text:p text:style-name="Standard">which means he wasn't already doing it</text:p>
      <text:p text:style-name="Standard">I'm not going to say</text:p>
      <text:p text:style-name="Standard">I'm already doing it</text:p>
      <text:p text:style-name="Standard">can't you see what I'm doing</text:p>
      <text:p text:style-name="Standard">think about it</text:p>
      <text:p text:style-name="Standard">I mean just use logic</text:p>
      <text:p text:style-name="Standard">they're saying when are you going to pay these people back</text:p>
      <text:p text:style-name="Standard">God which means that it hadn't happened yet</text:p>
      <text:p text:style-name="Standard">and he said you need to wait</text:p>
      <text:p text:style-name="Standard">a little season</text:p>
      <text:p text:style-name="Standard">and then it's going to happen</text:p>
      <text:p text:style-name="Standard">then the sixth seal is open to sun and moon or dark</text:p>
      <text:p text:style-name="Standard">that's when he started hiding in the rocks</text:p>
      <text:p text:style-name="Standard">saying the great day of his wrath has come</text:p>
      <text:p text:style-name="Standard">and you shall be able to say</text:p>
      <text:p text:style-name="Standard">verse 1</text:p>
      <text:p text:style-name="Standard">see you have to understand</text:p>
      <text:p text:style-name="Standard">the chapter divisions in the Bible make it very easy</text:p>
      <text:p text:style-name="Standard">to navigate the Bible</text:p>
      <text:p text:style-name="Standard">and to help punctuate the Bible</text:p>
      <text:p text:style-name="Standard">but you can't just stop reading</text:p>
      <text:p text:style-name="Standard">because the chapter is over</text:p>
      <text:p text:style-name="Standard">well that's it</text:p>
      <text:p text:style-name="Standard">the Bible flows into the next chapter</text:p>
      <text:p text:style-name="Standard">in many cases what's the first word of chapter 7</text:p>
      <text:p text:style-name="Standard">what part of speech?</text:p>
      <text:p text:style-name="Standard">that's a conjunction</text:p>
      <text:p text:style-name="Standard">and after these things</text:p>
      <text:p text:style-name="Standard">I saw four angels</text:p>
      <text:p text:style-name="Standard">holding the four corners of the earth</text:p>
      <text:p text:style-name="Standard">holding the four winds of the earth</text:p>
      <text:p text:style-name="Standard">that the winds should not blow on the earth</text:p>
      <text:p text:style-name="Standard">nor on the sea nor on any tree</text:p>
      <text:p text:style-name="Standard"><text:soft-page-break/>and I saw another angel ascending from the east</text:p>
      <text:p text:style-name="Standard">having the seal of the living God</text:p>
      <text:p text:style-name="Standard">and he cried with a loud voice to the four angels</text:p>
      <text:p text:style-name="Standard">to whom it was given to hurt the earth and the sea</text:p>
      <text:p text:style-name="Standard">saying hurt not the earth</text:p>
      <text:p text:style-name="Standard">neither the sea nor the trees</text:p>
      <text:p text:style-name="Standard">till we have sealed the servants of our God in their foreheads</text:p>
      <text:p text:style-name="Standard">so it's clear</text:p>
      <text:p text:style-name="Standard">that the earth and the sea have not been harmed</text:p>
      <text:p text:style-name="Standard">by God's angels yet</text:p>
      <text:p text:style-name="Standard">right? he said don't do it yet</text:p>
      <text:p text:style-name="Standard">therefore God has not been</text:p>
      <text:p text:style-name="Standard">pouring out his wrath on the earth</text:p>
      <text:p text:style-name="Standard">as far as turning water into blood</text:p>
      <text:p text:style-name="Standard">he said hurt not the sea yet</text:p>
      <text:p text:style-name="Standard">hurt not the trees yet</text:p>
      <text:p text:style-name="Standard">there haven't been any locus</text:p>
      <text:p text:style-name="Standard">there haven't been any plagues from God</text:p>
      <text:p text:style-name="Standard">he said until we've sealed the servants of our God</text:p>
      <text:p text:style-name="Standard">in their forehead</text:p>
      <text:p text:style-name="Standard">and I heard the number of them which were sealed</text:p>
      <text:p text:style-name="Standard">and there were sealed 144,000</text:p>
      <text:p text:style-name="Standard">of all the tribes of the children of Israel</text:p>
      <text:p text:style-name="Standard">then he goes through the tribes</text:p>
      <text:p text:style-name="Standard">of Benjamin</text:p>
      <text:p text:style-name="Standard">now these 144,000 Jews</text:p>
      <text:p text:style-name="Standard">that are sealed</text:p>
      <text:p text:style-name="Standard">are followed by something else that's mentioned in verse 9</text:p>
      <text:p text:style-name="Standard">after this I beheld</text:p>
      <text:p text:style-name="Standard">and lo a great multitude</text:p>
      <text:p text:style-name="Standard">which no man could number</text:p>
      <text:p text:style-name="Standard">of all nations</text:p>
      <text:p text:style-name="Standard">and kindreds and people and tongues</text:p>
      <text:p text:style-name="Standard">stood before the throne and before the Lamb</text:p>
      <text:p text:style-name="Standard">clothed with white robes</text:p>
      <text:p text:style-name="Standard">and palms in their hands</text:p>
      <text:p text:style-name="Standard">and cried with a loud voice saying</text:p>
      <text:p text:style-name="Standard">salvation to our God</text:p>
      <text:p text:style-name="Standard">and unto the Lamb</text:p>
      <text:p text:style-name="Standard">and all the angels stood round about the throne</text:p>
      <text:p text:style-name="Standard">and about the elders in the four beasts</text:p>
      <text:p text:style-name="Standard">and fell before the throne in their face and worshiped God</text:p>
      <text:p text:style-name="Standard">saying amen</text:p>
      <text:p text:style-name="Standard">blessing and glory and wisdom and thanksgiving</text:p>
      <text:p text:style-name="Standard">and honor and power and might be unto our God</text:p>
      <text:p text:style-name="Standard">forever and ever amen</text:p>
      <text:p text:style-name="Standard">and one of the elders answered saying</text:p>
      <text:p text:style-name="Standard">what are these which are arrayed in white robes</text:p>
      <text:p text:style-name="Standard">and whence came they</text:p>
      <text:p text:style-name="Standard"><text:soft-page-break/>now the word whence</text:p>
      <text:p text:style-name="Standard">who knows what the word whence means</text:p>
      <text:p text:style-name="Standard">from where</text:p>
      <text:p text:style-name="Standard">wither means to where</text:p>
      <text:p text:style-name="Standard">thanks means from there</text:p>
      <text:p text:style-name="Standard">thither means to there</text:p>
      <text:p text:style-name="Standard">these are just old words in English</text:p>
      <text:p text:style-name="Standard">we don't use them much anymore</text:p>
      <text:p text:style-name="Standard">but when it says whence came they</text:p>
      <text:p text:style-name="Standard">he's saying where did they come from</text:p>
      <text:p text:style-name="Standard">now this multitude</text:p>
      <text:p text:style-name="Standard">it says in verse number</text:p>
      <text:p text:style-name="Standard">9 it says</text:p>
      <text:p text:style-name="Standard">after this I beheld and lo a great multitude</text:p>
      <text:p text:style-name="Standard">and then a guy says</text:p>
      <text:p text:style-name="Standard">where did they come from</text:p>
      <text:p text:style-name="Standard">okay it's clear that they just got there</text:p>
      <text:p text:style-name="Standard">that's why he's saying where did these people come from</text:p>
      <text:p text:style-name="Standard">okay</text:p>
      <text:p text:style-name="Standard">they just derived which makes sense</text:p>
      <text:p text:style-name="Standard">because the sun and moon were just darken</text:p>
      <text:p text:style-name="Standard">jesus christ was seen by the nation</text:p>
      <text:p text:style-name="Standard">of the earth they cried out</text:p>
      <text:p text:style-name="Standard">the great day of his wrath has come</text:p>
      <text:p text:style-name="Standard">heard not the earth know the trees</text:p>
      <text:p text:style-name="Standard">the servants of God are sealed</text:p>
      <text:p text:style-name="Standard">these special 144,000</text:p>
      <text:p text:style-name="Standard">then all of a sudden a great multitude appears in heaven</text:p>
      <text:p text:style-name="Standard">okay that's the rapture</text:p>
      <text:p text:style-name="Standard">that's why it was what no man could number</text:p>
      <text:p text:style-name="Standard">because the bible numbers multitudes up to</text:p>
      <text:p text:style-name="Standard">102,000,000</text:p>
      <text:p text:style-name="Standard">10,000 times 10,000</text:p>
      <text:p text:style-name="Standard">and thousands of thousands that's 102,000</text:p>
      <text:p text:style-name="Standard">this is a pretty big crowd if no man could number</text:p>
      <text:p text:style-name="Standard">and it's of all kindreds</text:p>
      <text:p text:style-name="Standard">all nations all people</text:p>
      <text:p text:style-name="Standard">all tongues</text:p>
      <text:p text:style-name="Standard">this is a big group because it's every believer</text:p>
      <text:p text:style-name="Standard">who's ever lived okay</text:p>
      <text:p text:style-name="Standard">and it says here</text:p>
      <text:p text:style-name="Standard">what are these which are raiden whiteworms</text:p>
      <text:p text:style-name="Standard">and whence came they and I said to him</text:p>
      <text:p text:style-name="Standard">sir thou knowest</text:p>
      <text:p text:style-name="Standard">hey you tell me</text:p>
      <text:p text:style-name="Standard">he said to me</text:p>
      <text:p text:style-name="Standard">that's right I was just kidding I do know there</text:p>
      <text:p text:style-name="Standard">these are they which came out of great tribulation</text:p>
      <text:p text:style-name="Standard">and have washed their robes</text:p>
      <text:p text:style-name="Standard"><text:soft-page-break/>and made them white in the blood</text:p>
      <text:p text:style-name="Standard">of the lamb</text:p>
      <text:p text:style-name="Standard">therefore are they before the throne of God</text:p>
      <text:p text:style-name="Standard">and serve him day and night in his temple</text:p>
      <text:p text:style-name="Standard">and he that sitteth on the throne should dwell among them</text:p>
      <text:p text:style-name="Standard">they shall hunger no more, neither thirst any more</text:p>
      <text:p text:style-name="Standard">neither shall the sun light on them nor any heat</text:p>
      <text:p text:style-name="Standard">for the lamb which is in the midst of the throne</text:p>
      <text:p text:style-name="Standard">shall feed them and shall lead them</text:p>
      <text:p text:style-name="Standard">and God shall wipe away all tears from their eyes</text:p>
      <text:p text:style-name="Standard">chapter eight begins with the word</text:p>
      <text:p text:style-name="Standard">and</text:p>
      <text:p text:style-name="Standard">when he had opened the seventh seal</text:p>
      <text:p text:style-name="Standard">so we see a chronology here from the sixth seal</text:p>
      <text:p text:style-name="Standard">to the seventh seal</text:p>
      <text:p text:style-name="Standard">and when he had opened the seventh seal</text:p>
      <text:p text:style-name="Standard">there was silence in heaven about the space</text:p>
      <text:p text:style-name="Standard">of half an hour interesting that God gives us that time</text:p>
      <text:p text:style-name="Standard">just a half hour</text:p>
      <text:p text:style-name="Standard">same day</text:p>
      <text:p text:style-name="Standard">just a half hour</text:p>
      <text:p text:style-name="Standard">he says and I saw the seven angels</text:p>
      <text:p text:style-name="Standard">which stood before God and to them were given seven trumpets</text:p>
      <text:p text:style-name="Standard">and another angel came and stood at the altar</text:p>
      <text:p text:style-name="Standard">having a golden censor</text:p>
      <text:p text:style-name="Standard">and there was given unto him much incense</text:p>
      <text:p text:style-name="Standard">that he should offer it with the prayers of all saints</text:p>
      <text:p text:style-name="Standard">upon the golden altar which was before the throne</text:p>
      <text:p text:style-name="Standard">and the smoke of the incense which came</text:p>
      <text:p text:style-name="Standard">with the prayers of the saints ascended up</text:p>
      <text:p text:style-name="Standard">before God out of the angels hand</text:p>
      <text:p text:style-name="Standard">and the angel took the censor and filled it</text:p>
      <text:p text:style-name="Standard">with fire of the altar</text:p>
      <text:p text:style-name="Standard">and cast it into the earth</text:p>
      <text:p text:style-name="Standard">so this is fire raining down from heaven</text:p>
      <text:p text:style-name="Standard">and the seven angels which had the seven</text:p>
      <text:p text:style-name="Standard">and there were voices and thunderings</text:p>
      <text:p text:style-name="Standard">the lightnings and an earthquake</text:p>
      <text:p text:style-name="Standard">and the seven angels which had the seven trumpets</text:p>
      <text:p text:style-name="Standard">prepared themselves to sound</text:p>
      <text:p text:style-name="Standard">the first angel sounded there followed hail</text:p>
      <text:p text:style-name="Standard">and fire mingled with blood</text:p>
      <text:p text:style-name="Standard">and they were cast upon the earth</text:p>
      <text:p text:style-name="Standard">and the third part of the trees was burnt up</text:p>
      <text:p text:style-name="Standard">and all green grass was burnt up</text:p>
      <text:p text:style-name="Standard">there's your hurting of the trees</text:p>
      <text:p text:style-name="Standard">look at the second trumpet</text:p>
      <text:p text:style-name="Standard">it says and the second angel sounded</text:p>
      <text:p text:style-name="Standard">and as it were a great mountain burning with fire</text:p>
      <text:p text:style-name="Standard"><text:soft-page-break/>now the word as it were</text:p>
      <text:p text:style-name="Standard">is important here</text:p>
      <text:p text:style-name="Standard">whenever the bible says</text:p>
      <text:p text:style-name="Standard">as it were</text:p>
      <text:p text:style-name="Standard">we would say in our modern vernacular</text:p>
      <text:p text:style-name="Standard">as if it were</text:p>
      <text:p text:style-name="Standard">it's basically using a metaphor</text:p>
      <text:p text:style-name="Standard">it's not a literal mountain</text:p>
      <text:p text:style-name="Standard">that was thrown in</text:p>
      <text:p text:style-name="Standard">it says it was as it were</text:p>
      <text:p text:style-name="Standard">a mountain burning with fire</text:p>
      <text:p text:style-name="Standard">just so that you know the term there</text:p>
      <text:p text:style-name="Standard">he said as it were a great mountain</text:p>
      <text:p text:style-name="Standard">burning with fire</text:p>
      <text:p text:style-name="Standard">was cast into the sea</text:p>
      <text:p text:style-name="Standard">there's your hurting of the sea mentioned</text:p>
      <text:p text:style-name="Standard">and the third part of the sea</text:p>
      <text:p text:style-name="Standard">became blood so one third of the sea</text:p>
      <text:p text:style-name="Standard">becomes blood and the third part of the creatures</text:p>
      <text:p text:style-name="Standard">which were in the sea and had life died</text:p>
      <text:p text:style-name="Standard">and the third part of the ships were destroyed</text:p>
      <text:p text:style-name="Standard">the third angel sounds</text:p>
      <text:p text:style-name="Standard">the fresh water is poisoned and becomes warm</text:p>
      <text:p text:style-name="Standard">would I'll just blow through it for a second time</text:p>
      <text:p text:style-name="Standard">the fourth angel sounds the sun and moon</text:p>
      <text:p text:style-name="Standard">and stars are smitten</text:p>
      <text:p text:style-name="Standard">and they're only shining at certain times</text:p>
      <text:p text:style-name="Standard">in the day</text:p>
      <text:p text:style-name="Standard">but look at verse 13 and I beheld and heard an angel</text:p>
      <text:p text:style-name="Standard">flying through the midst of heaven saying with a loud voice</text:p>
      <text:p text:style-name="Standard">woe, woe, woe</text:p>
      <text:p text:style-name="Standard">to the inhabitants of the earth</text:p>
      <text:p text:style-name="Standard">by reason of the other voices</text:p>
      <text:p text:style-name="Standard">of the trumpet of the three angels</text:p>
      <text:p text:style-name="Standard">which are yet to sound</text:p>
      <text:p text:style-name="Standard">and then the last three trumpets are even worse</text:p>
      <text:p text:style-name="Standard">much worse than the first four</text:p>
      <text:p text:style-name="Standard">it just gets worse</text:p>
      <text:p text:style-name="Standard">I mean God is pouring out his wrath</text:p>
      <text:p text:style-name="Standard">in an extreme way</text:p>
      <text:p text:style-name="Standard">you see the Bible is very clear</text:p>
      <text:p text:style-name="Standard">turn back if you would now because we saw here</text:p>
      <text:p text:style-name="Standard">in Revelation 6</text:p>
      <text:p text:style-name="Standard">we saw the life, the famines, the wars</text:p>
      <text:p text:style-name="Standard">the pestilence, the beast of the earth</text:p>
      <text:p text:style-name="Standard">the anti-Christ</text:p>
      <text:p text:style-name="Standard">people being slain for the word of God</text:p>
      <text:p text:style-name="Standard">we saw all that</text:p>
      <text:p text:style-name="Standard">then we saw the trumpet sound</text:p>
      <text:p text:style-name="Standard"><text:soft-page-break/>the sun and moon darken</text:p>
      <text:p text:style-name="Standard">and all these different things</text:p>
      <text:p text:style-name="Standard">a multitude appears in heaven</text:p>
      <text:p text:style-name="Standard">same day half hour goes by</text:p>
      <text:p text:style-name="Standard">God pours out his wrath</text:p>
      <text:p text:style-name="Standard">go back to Matthew 24 if you would</text:p>
      <text:p text:style-name="Standard">with that in mind</text:p>
      <text:p text:style-name="Standard">now remember our dispensational Zionist friends</text:p>
      <text:p text:style-name="Standard">talking to the Jews in Matthew 24</text:p>
      <text:p text:style-name="Standard">why don't we just humor them for a minute</text:p>
      <text:p text:style-name="Standard">I know it's silly</text:p>
      <text:p text:style-name="Standard">I know it's ridiculous</text:p>
      <text:p text:style-name="Standard">I know it doesn't make any sense to say</text:p>
      <text:p text:style-name="Standard">that it's talking to Jerry Seinfeld and Jeff Goldblum</text:p>
      <text:p text:style-name="Standard">and Richard Dryfus and all these other Jews</text:p>
      <text:p text:style-name="Standard">that don't believe in Christ</text:p>
      <text:p text:style-name="Standard">or even if it's talking about Jews that believe in Christ</text:p>
      <text:p text:style-name="Standard">let's humor them shall we</text:p>
      <text:p text:style-name="Standard">and say it's talking about the Jews</text:p>
      <text:p text:style-name="Standard">okay</text:p>
      <text:p text:style-name="Standard">does that really change the fact</text:p>
      <text:p text:style-name="Standard">that in verse 29 look at Matthew 24</text:p>
      <text:p text:style-name="Standard">what are our dispensational glasses on</text:p>
      <text:p text:style-name="Standard">our Zionism</text:p>
      <text:p text:style-name="Standard">Jew worshipping glasses for a second</text:p>
      <text:p text:style-name="Standard">let's put those on for a minute</text:p>
      <text:p text:style-name="Standard">and let's read it</text:p>
      <text:p text:style-name="Standard">verse 29</text:p>
      <text:p text:style-name="Standard">immediately after the tribulation of those days</text:p>
      <text:p text:style-name="Standard">shall the sun be darken and the moon should not give her light</text:p>
      <text:p text:style-name="Standard">and the stars shall fall from heaven</text:p>
      <text:p text:style-name="Standard">and the powers of heaven shall be shaken</text:p>
      <text:p text:style-name="Standard">no matter who this is talking to my friend</text:p>
      <text:p text:style-name="Standard">even if it's talking to the Jews</text:p>
      <text:p text:style-name="Standard">it doesn't change the fact that the sun and moon</text:p>
      <text:p text:style-name="Standard">aren't darkened until after the tribulation</text:p>
      <text:p text:style-name="Standard">and it doesn't change the fact that God's wrath</text:p>
      <text:p text:style-name="Standard">is not poured out until after</text:p>
      <text:p text:style-name="Standard">the sun and moon are darkened</text:p>
      <text:p text:style-name="Standard">in Revelation 6-7-8</text:p>
      <text:p text:style-name="Standard">and so whether or not it's talking</text:p>
      <text:p text:style-name="Standard">to the Jews or the Gentiles</text:p>
      <text:p text:style-name="Standard">or whoever they're trying to say</text:p>
      <text:p text:style-name="Standard">it doesn't change the fact that God's wrath</text:p>
      <text:p text:style-name="Standard">does not come until after the tribulation</text:p>
      <text:p text:style-name="Standard">and yet they try to mix</text:p>
      <text:p text:style-name="Standard">the two</text:p>
      <text:p text:style-name="Standard">and say well believers won't go through the tribulation</text:p>
      <text:p text:style-name="Standard">because God wouldn't pour out his wrath on his own people</text:p>
      <text:p text:style-name="Standard"><text:soft-page-break/>wait a minute folks</text:p>
      <text:p text:style-name="Standard">it doesn't matter how you read this</text:p>
      <text:p text:style-name="Standard">you can't change the fact</text:p>
      <text:p text:style-name="Standard">that the sun and moon are darkened</text:p>
      <text:p text:style-name="Standard">after the tribulation</text:p>
      <text:p text:style-name="Standard">and that the sun and moon are darkened</text:p>
      <text:p text:style-name="Standard">before God pours out his wrath</text:p>
      <text:p text:style-name="Standard">because he says hurting off the earth</text:p>
      <text:p text:style-name="Standard">neither the trees</text:p>
      <text:p text:style-name="Standard">when the sun and moon are darkened</text:p>
      <text:p text:style-name="Standard">they say the great day of his wrath is come</text:p>
      <text:p text:style-name="Standard">and who shall be able to stand</text:p>
      <text:p text:style-name="Standard">doesn't change a thing</text:p>
      <text:p text:style-name="Standard">it's the same thing flip over to Luke 17</text:p>
      <text:p text:style-name="Standard">Luke chapter 17</text:p>
      <text:p text:style-name="Standard">that's the first chapter you're going to come to</text:p>
      <text:p text:style-name="Standard">that really goes into in detail</text:p>
      <text:p text:style-name="Standard">the second coming of Jesus Christ</text:p>
      <text:p text:style-name="Standard">you find that in Matthew 24</text:p>
      <text:p text:style-name="Standard">but if you wanted to find the first time</text:p>
      <text:p text:style-name="Standard">that Jesus mentions</text:p>
      <text:p text:style-name="Standard">the second coming</text:p>
      <text:p text:style-name="Standard">chronologically</text:p>
      <text:p text:style-name="Standard">it would be Luke 17</text:p>
      <text:p text:style-name="Standard">even though Luke 17 comes later in your Bible reading</text:p>
      <text:p text:style-name="Standard">Luke 17 is before</text:p>
      <text:p text:style-name="Standard">Matthew 24 chronologically</text:p>
      <text:p text:style-name="Standard">because Luke 17</text:p>
      <text:p text:style-name="Standard">is before Luke 21</text:p>
      <text:p text:style-name="Standard">and Luke 21 matches up with Matthew 24</text:p>
      <text:p text:style-name="Standard">in the timeline of Jesus' ministry on the circle</text:p>
      <text:p text:style-name="Standard">so Luke 17 is the first time</text:p>
      <text:p text:style-name="Standard">he pretty much introduces this concept</text:p>
      <text:p text:style-name="Standard">to his disciples this report in the Bible</text:p>
      <text:p text:style-name="Standard">it says in verse number</text:p>
      <text:p text:style-name="Standard">22</text:p>
      <text:p text:style-name="Standard">and he said to his disciples</text:p>
      <text:p text:style-name="Standard">the days will come when you shall see</text:p>
      <text:p text:style-name="Standard">when you shall desire to see one of the days of the sun of man</text:p>
      <text:p text:style-name="Standard">and you shall not see it</text:p>
      <text:p text:style-name="Standard">and they shall say to you</text:p>
      <text:p text:style-name="Standard">see here or see there</text:p>
      <text:p text:style-name="Standard">go not after them nor follow them</text:p>
      <text:p text:style-name="Standard">but lighten it out of the one part under heaven</text:p>
      <text:p text:style-name="Standard">shineth under the other part</text:p>
      <text:p text:style-name="Standard">I'm sorry</text:p>
      <text:p text:style-name="Standard">shineth under the other part under heaven</text:p>
      <text:p text:style-name="Standard">so shall also the sun of man be in his</text:p>
      <text:p text:style-name="Standard">day</text:p>
      <text:p text:style-name="Standard"><text:soft-page-break/>this is the day of Christ</text:p>
      <text:p text:style-name="Standard">also known as the day of the Lord</text:p>
      <text:p text:style-name="Standard">he says so shall the sun of man be in his day</text:p>
      <text:p text:style-name="Standard">but first must he suffer many things</text:p>
      <text:p text:style-name="Standard">and be rejected of this generation</text:p>
      <text:p text:style-name="Standard">and as it was in the days of Noe</text:p>
      <text:p text:style-name="Standard">so shall it be also in the days of the sun of man</text:p>
      <text:p text:style-name="Standard">they did eat</text:p>
      <text:p text:style-name="Standard">they drank</text:p>
      <text:p text:style-name="Standard">they married wives</text:p>
      <text:p text:style-name="Standard">they were given in marriage until the day</text:p>
      <text:p text:style-name="Standard">that Noe entered into the ark</text:p>
      <text:p text:style-name="Standard">and the flood came and destroyed them all</text:p>
      <text:p text:style-name="Standard">likewise also as it was in the days of</text:p>
      <text:p text:style-name="Standard">Lot they did eat</text:p>
      <text:p text:style-name="Standard">they drank</text:p>
      <text:p text:style-name="Standard">they bought</text:p>
      <text:p text:style-name="Standard">they sold their plants and they built it</text:p>
      <text:p text:style-name="Standard">but the same day</text:p>
      <text:p text:style-name="Standard">watch this now</text:p>
      <text:p text:style-name="Standard">the same day that Lot</text:p>
      <text:p text:style-name="Standard">went out of Sodom</text:p>
      <text:p text:style-name="Standard">Lot left Sodom</text:p>
      <text:p text:style-name="Standard">the same day</text:p>
      <text:p text:style-name="Standard">fire and brimstone were poured out</text:p>
      <text:p text:style-name="Standard">on the city</text:p>
      <text:p text:style-name="Standard">the same day that the angels of God</text:p>
      <text:p text:style-name="Standard">come and receive us out of this earth</text:p>
      <text:p text:style-name="Standard">the same day fire and brimstone</text:p>
      <text:p text:style-name="Standard">will come down from heaven</text:p>
      <text:p text:style-name="Standard">that's what it says</text:p>
      <text:p text:style-name="Standard">you see many people will say well</text:p>
      <text:p text:style-name="Standard">it'll be like it was in the days of Lot</text:p>
      <text:p text:style-name="Standard">that means everybody will be a homosexual</text:p>
      <text:p text:style-name="Standard">because everybody in Sodom was pretty much a homo</text:p>
      <text:p text:style-name="Standard">but that's not what he said</text:p>
      <text:p text:style-name="Standard">it's gonna be like the days of Lot</text:p>
      <text:p text:style-name="Standard">in the sense that</text:p>
      <text:p text:style-name="Standard">just as</text:p>
      <text:p text:style-name="Standard">God pulled his people out</text:p>
      <text:p text:style-name="Standard">right before fire and brimstone rained down from heaven</text:p>
      <text:p text:style-name="Standard">the same thing will happen in the day of</text:p>
      <text:p text:style-name="Standard">coming of the Son of Man</text:p>
      <text:p text:style-name="Standard">half hour later fire and brimstone from heaven</text:p>
      <text:p text:style-name="Standard">just like Noah</text:p>
      <text:p text:style-name="Standard">Noah got into the ark</text:p>
      <text:p text:style-name="Standard">the same day that it began to rain</text:p>
      <text:p text:style-name="Standard">it rained judgment from God</text:p>
      <text:p text:style-name="Standard">first in the form of water</text:p>
      <text:p text:style-name="Standard"><text:soft-page-break/>God promised he would never destroy the earth by water</text:p>
      <text:p text:style-name="Standard">next time it will be by fire</text:p>
      <text:p text:style-name="Standard">it's gonna work</text:p>
      <text:p text:style-name="Standard">but he made that promise</text:p>
      <text:p text:style-name="Standard">he just didn't want to get worried</text:p>
      <text:p text:style-name="Standard">every time it starts raining</text:p>
      <text:p text:style-name="Standard">here we go again what we do now</text:p>
      <text:p text:style-name="Standard">so</text:p>
      <text:p text:style-name="Standard">basically gave that the sign of the rainbow</text:p>
      <text:p text:style-name="Standard">which basically is amazing how the most</text:p>
      <text:p text:style-name="Standard">wicked and ungodly and filthy people in this world</text:p>
      <text:p text:style-name="Standard">use the rainbow as their symbol</text:p>
      <text:p text:style-name="Standard">because I guess it's the symbol</text:p>
      <text:p text:style-name="Standard">God's not gonna destroy us again</text:p>
      <text:p text:style-name="Standard">he'll destroy you my friend</text:p>
      <text:p text:style-name="Standard">it's gonna be with fire and brimstone from heaven</text:p>
      <text:p text:style-name="Standard">but he's just like he did with Sodom and Gomorrah</text:p>
      <text:p text:style-name="Standard">you see the Bible</text:p>
      <text:p text:style-name="Standard">is teaching it</text:p>
      <text:p text:style-name="Standard">and by the way in Isaiah 13</text:p>
      <text:p text:style-name="Standard">did you notice that the day of the Lord was compared to Sodom and Gomorrah</text:p>
      <text:p text:style-name="Standard">read it again</text:p>
      <text:p text:style-name="Standard">and in your own time I can turn back</text:p>
      <text:p text:style-name="Standard">when I read it at the beginning of the service</text:p>
      <text:p text:style-name="Standard">he said it's gonna be like when God</text:p>
      <text:p text:style-name="Standard">overthrew Sodom and fire and brimstone</text:p>
      <text:p text:style-name="Standard">that's what the day of the Lord is gonna be like</text:p>
      <text:p text:style-name="Standard">it's gonna have similarities with that</text:p>
      <text:p text:style-name="Standard">because he will be raining fire and brimstone</text:p>
      <text:p text:style-name="Standard">you see the Bible and then keep reading down here</text:p>
      <text:p text:style-name="Standard">this is a great passage</text:p>
      <text:p text:style-name="Standard">it says</text:p>
      <text:p text:style-name="Standard">in that day he which shall be upon the</text:p>
      <text:p text:style-name="Standard">house top and his stuff in the house let him</text:p>
      <text:p text:style-name="Standard">not come down to take it away</text:p>
      <text:p text:style-name="Standard">and he that is in the field let him likewise not return back</text:p>
      <text:p text:style-name="Standard">remember Lot's wife</text:p>
      <text:p text:style-name="Standard">whosoever shall seek to save his life shall lose it</text:p>
      <text:p text:style-name="Standard">and whosoever shall lose his life shall preserve it</text:p>
      <text:p text:style-name="Standard">I tell you in that night there shall be</text:p>
      <text:p text:style-name="Standard">two men in one bed</text:p>
      <text:p text:style-name="Standard">the one shall be taken and the other shall be left</text:p>
      <text:p text:style-name="Standard">two women shall be grinding again</text:p>
      <text:p text:style-name="Standard">and the other left</text:p>
      <text:p text:style-name="Standard">does it sound like the rapture is just me</text:p>
      <text:p text:style-name="Standard">two men shall be in the field</text:p>
      <text:p text:style-name="Standard">the one shall be taken and the other left</text:p>
      <text:p text:style-name="Standard">and they answered and said to him where Lord</text:p>
      <text:p text:style-name="Standard">and he said to them where sort of the body is</text:p>
      <text:p text:style-name="Standard"><text:soft-page-break/>that there will the eagles be gathered together</text:p>
      <text:p text:style-name="Standard">you see notice how he said in that day</text:p>
      <text:p text:style-name="Standard">and then a few verses later he said in that night</text:p>
      <text:p text:style-name="Standard">he said how can it be happening</text:p>
      <text:p text:style-name="Standard">both the day and night</text:p>
      <text:p text:style-name="Standard">because the earth is round</text:p>
      <text:p text:style-name="Standard">and there are time zones</text:p>
      <text:p text:style-name="Standard">and so when Jesus Christ returns</text:p>
      <text:p text:style-name="Standard">it will be in the daytime</text:p>
      <text:p text:style-name="Standard">some place people will be grinding in the middle</text:p>
      <text:p text:style-name="Standard">it will be in the daytime</text:p>
      <text:p text:style-name="Standard">other places in the world it will be a night</text:p>
      <text:p text:style-name="Standard">they will be lying in bed</text:p>
      <text:p text:style-name="Standard">the one will be taken and the other left</text:p>
      <text:p text:style-name="Standard">and so it is interesting that the bible foresaw that</text:p>
      <text:p text:style-name="Standard">you know back when a lot of people thought the world was flat</text:p>
      <text:p text:style-name="Standard">God sees here that it can be day and night at the same time</text:p>
      <text:p text:style-name="Standard">in different parts and it will be</text:p>
      <text:p text:style-name="Standard">it must need to be day and night</text:p>
      <text:p text:style-name="Standard">in different places when any event happens</text:p>
      <text:p text:style-name="Standard">and so that is in Luke 17</text:p>
      <text:p text:style-name="Standard">flip over to Mark 13 if you would</text:p>
      <text:p text:style-name="Standard">you see</text:p>
      <text:p text:style-name="Standard">the four gospels</text:p>
      <text:p text:style-name="Standard">I believe are the heart and soul of the bible</text:p>
      <text:p text:style-name="Standard">now all scripture</text:p>
      <text:p text:style-name="Standard">is given by inspiration of God</text:p>
      <text:p text:style-name="Standard">and is profitable for doctrine</text:p>
      <text:p text:style-name="Standard">for reproof, for correction, for instruction</text:p>
      <text:p text:style-name="Standard">righteousness that the man of God may be perfect</text:p>
      <text:p text:style-name="Standard">really furnished unto all good works</text:p>
      <text:p text:style-name="Standard">but let me tell you something</text:p>
      <text:p text:style-name="Standard">everything before the four gospels is really pointing toward</text:p>
      <text:p text:style-name="Standard">Jesus Christ and everything after</text:p>
      <text:p text:style-name="Standard">is kind of looking back toward Jesus Christ</text:p>
      <text:p text:style-name="Standard">really the crux of the bible is Jesus Christ</text:p>
      <text:p text:style-name="Standard">the death, burial and resurrection</text:p>
      <text:p text:style-name="Standard">that is really the whole message</text:p>
      <text:p text:style-name="Standard">and really the four gospels</text:p>
      <text:p text:style-name="Standard">I feel and this is just my personal opinion</text:p>
      <text:p text:style-name="Standard">are the meat and potatoes of the bible</text:p>
      <text:p text:style-name="Standard">it is my favorite part of the bible</text:p>
      <text:p text:style-name="Standard">Matthew, Mark, Luke and John</text:p>
      <text:p text:style-name="Standard">I mean that is where it is at right there</text:p>
      <text:p text:style-name="Standard">I believe and I just see</text:p>
      <text:p text:style-name="Standard">all these teachings in the four gospels</text:p>
      <text:p text:style-name="Standard">of Jesus Christ</text:p>
      <text:p text:style-name="Standard">on the second coming and it is just so clear</text:p>
      <text:p text:style-name="Standard">it seems like he just laid it out</text:p>
      <text:p text:style-name="Standard"><text:soft-page-break/>I mean he is Jesus you know he is preaching it</text:p>
      <text:p text:style-name="Standard">he is laying it out for his disciples</text:p>
      <text:p text:style-name="Standard">for those that are on the serif</text:p>
      <text:p text:style-name="Standard">and that is why I think it is silly</text:p>
      <text:p text:style-name="Standard">to just ignore the four gospels</text:p>
      <text:p text:style-name="Standard">when there is so many references to the second coming</text:p>
      <text:p text:style-name="Standard">and they re-revelation</text:p>
      <text:p text:style-name="Standard">and a commentary</text:p>
      <text:p text:style-name="Standard">re-revelation in the four gospels</text:p>
      <text:p text:style-name="Standard">that should be your commentary</text:p>
      <text:p text:style-name="Standard">let Jesus be your commentator for the book of Revelation</text:p>
      <text:p text:style-name="Standard">look at Mark 13</text:p>
      <text:p text:style-name="Standard">it says in Mark chapter 13</text:p>
      <text:p text:style-name="Standard">we are not going to read the whole thing</text:p>
      <text:p text:style-name="Standard">just for sake of time</text:p>
      <text:p text:style-name="Standard">but he says in verse 19</text:p>
      <text:p text:style-name="Standard">for in those days shall be</text:p>
      <text:p text:style-name="Standard">affliction</text:p>
      <text:p text:style-name="Standard">such as was not from the beginning</text:p>
      <text:p text:style-name="Standard">of the creation which God created</text:p>
      <text:p text:style-name="Standard">under this time not shall be</text:p>
      <text:p text:style-name="Standard">remember Matthew said the exact same statement</text:p>
      <text:p text:style-name="Standard">except instead of the word affliction he used</text:p>
      <text:p text:style-name="Standard">the word tribulation</text:p>
      <text:p text:style-name="Standard">it says in except that the Lord</text:p>
      <text:p text:style-name="Standard">had shortened those days</text:p>
      <text:p text:style-name="Standard">no flesh should be saved</text:p>
      <text:p text:style-name="Standard">but for the elect's sake whom he has chosen</text:p>
      <text:p text:style-name="Standard">he has shortened the days</text:p>
      <text:p text:style-name="Standard">and then if any man shall say to you</text:p>
      <text:p text:style-name="Standard">lo here is Christ or lo he is there</text:p>
      <text:p text:style-name="Standard">believe it or not</text:p>
      <text:p text:style-name="Standard">for false Christ and false prophets shall rise</text:p>
      <text:p text:style-name="Standard">and shall show signs and wonders</text:p>
      <text:p text:style-name="Standard">to seduce if it were possible</text:p>
      <text:p text:style-name="Standard">even the elect</text:p>
      <text:p text:style-name="Standard">so is it possible to seduce the elect</text:p>
      <text:p text:style-name="Standard">no</text:p>
      <text:p text:style-name="Standard">said if it were possible they would</text:p>
      <text:p text:style-name="Standard">because they are so smooth but they can't</text:p>
      <text:p text:style-name="Standard">but take ye heed</text:p>
      <text:p text:style-name="Standard">behold I have foretold you all things</text:p>
      <text:p text:style-name="Standard">but in those days after that tribulation</text:p>
      <text:p text:style-name="Standard">the sun</text:p>
      <text:p text:style-name="Standard">shall be darkened and the moon</text:p>
      <text:p text:style-name="Standard">shall not give her light and the stars</text:p>
      <text:p text:style-name="Standard">of heaven shall fall and the powers</text:p>
      <text:p text:style-name="Standard">that are in heaven shall be shaken</text:p>
      <text:p text:style-name="Standard">and then shall they see the son of man</text:p>
      <text:p text:style-name="Standard"><text:soft-page-break/>coming in the clouds with great power</text:p>
      <text:p text:style-name="Standard">and glory and then shall he send his angels</text:p>
      <text:p text:style-name="Standard">and shall gather together his elect</text:p>
      <text:p text:style-name="Standard">from the forewinds from the</text:p>
      <text:p text:style-name="Standard">uttermost part of the earth</text:p>
      <text:p text:style-name="Standard">to the uttermost part of heaven</text:p>
      <text:p text:style-name="Standard">now learn a parable of the fig tree</text:p>
      <text:p text:style-name="Standard">when his branch</text:p>
      <text:p text:style-name="Standard">is yet tender and put it forth leaves</text:p>
      <text:p text:style-name="Standard">you know that summer is near</text:p>
      <text:p text:style-name="Standard">so ye in like manner when ye shall see</text:p>
      <text:p text:style-name="Standard">these things</text:p>
      <text:p text:style-name="Standard">when you shall see these things</text:p>
      <text:p text:style-name="Standard">the sun and moon being darkened is what he's talking about</text:p>
      <text:p text:style-name="Standard">he says</text:p>
      <text:p text:style-name="Standard">know that it is nigh even at the doors</text:p>
      <text:p text:style-name="Standard">verily I say unto you that this generation</text:p>
      <text:p text:style-name="Standard">shall not pass till all these things be done</text:p>
      <text:p text:style-name="Standard">heaven and earth shall pass away</text:p>
      <text:p text:style-name="Standard">but my word shall not pass away</text:p>
      <text:p text:style-name="Standard">but of that day and that hour</text:p>
      <text:p text:style-name="Standard">knoweth no man</text:p>
      <text:p text:style-name="Standard">the angels which are in heaven</text:p>
      <text:p text:style-name="Standard">neither the son but the father</text:p>
      <text:p text:style-name="Standard">take ye heed watch and pray</text:p>
      <text:p text:style-name="Standard">for ye know not when the time is</text:p>
      <text:p text:style-name="Standard">now</text:p>
      <text:p text:style-name="Standard">is it accurate to stand up and say</text:p>
      <text:p text:style-name="Standard">the rapture comes before</text:p>
      <text:p text:style-name="Standard">the tribulation</text:p>
      <text:p text:style-name="Standard">now in fact it's a direct contradiction</text:p>
      <text:p text:style-name="Standard">of the Bible</text:p>
      <text:p text:style-name="Standard">pre-tribulation rapture</text:p>
      <text:p text:style-name="Standard">no</text:p>
      <text:p text:style-name="Standard">the imminent return of Christ</text:p>
      <text:p text:style-name="Standard">he could come at any moment</text:p>
      <text:p text:style-name="Standard">he could come before the servant is even over</text:p>
      <text:p text:style-name="Standard">and in fact</text:p>
      <text:p text:style-name="Standard">we're going to pass the plane again</text:p>
      <text:p text:style-name="Standard">because you don't need your money</text:p>
      <text:p text:style-name="Standard">you don't need your house payment</text:p>
      <text:p text:style-name="Standard">you don't need to pay the car payment</text:p>
      <text:p text:style-name="Standard">he's coming</text:p>
      <text:p text:style-name="Standard">put your hand on the screen</text:p>
      <text:p text:style-name="Standard">if you'll donate</text:p>
      <text:p text:style-name="Standard">$777</text:p>
      <text:p text:style-name="Standard">God bless you</text:p>
      <text:p text:style-name="Standard">look you cannot come by the end of this service</text:p>
      <text:p text:style-name="Standard">because first there's going to be tribulation</text:p>
      <text:p text:style-name="Standard"><text:soft-page-break/>unlike the world has ever seen</text:p>
      <text:p text:style-name="Standard">then people will be killed for the cause of Christ</text:p>
      <text:p text:style-name="Standard">and except those days should be shortened</text:p>
      <text:p text:style-name="Standard">there should no flesh be saved</text:p>
      <text:p text:style-name="Standard">but for the elect saved those days shall be shortened</text:p>
      <text:p text:style-name="Standard">if the devil's plan</text:p>
      <text:p text:style-name="Standard">the mystery of iniquity</text:p>
      <text:p text:style-name="Standard">the antichrist and the dragon</text:p>
      <text:p text:style-name="Standard">were able to carry out their plans</text:p>
      <text:p text:style-name="Standard">and just keep going with it</text:p>
      <text:p text:style-name="Standard">eventually all Christians would be killed</text:p>
      <text:p text:style-name="Standard">he's what he said</text:p>
      <text:p text:style-name="Standard">but he said for the elect saved those days shall be shortened</text:p>
      <text:p text:style-name="Standard">and he'd endure it to the end</text:p>
      <text:p text:style-name="Standard">and by 13 he'd endure it</text:p>
      <text:p text:style-name="Standard">unto the end shall be saved</text:p>
      <text:p text:style-name="Standard">if you can endure that tribulation</text:p>
      <text:p text:style-name="Standard">and by the way he said there's no flesh be saved</text:p>
      <text:p text:style-name="Standard">it's not like you're saved like</text:p>
      <text:p text:style-name="Standard">I got saved</text:p>
      <text:p text:style-name="Standard">he's talking to people that are already saved</text:p>
      <text:p text:style-name="Standard">saying if you're endured at the end of the tribulation</text:p>
      <text:p text:style-name="Standard">you'll be delivered</text:p>
      <text:p text:style-name="Standard">you'll be saved by the rapture</text:p>
      <text:p text:style-name="Standard">when Jesus Christ comes</text:p>
      <text:p text:style-name="Standard">and rescues you out of this</text:p>
      <text:p text:style-name="Standard">and then pours out his wrath</text:p>
      <text:p text:style-name="Standard">and puts down all these things</text:p>
      <text:p text:style-name="Standard">and all these stars of darkness</text:p>
      <text:p text:style-name="Standard">and begins to avenge</text:p>
      <text:p text:style-name="Standard">the blood of those who died for Christ</text:p>
      <text:p text:style-name="Standard">and those who've been punished</text:p>
      <text:p text:style-name="Standard">and persecuted by unbelievers</text:p>
      <text:p text:style-name="Standard">you see it's not accurate to say</text:p>
      <text:p text:style-name="Standard">the rapture comes before the tribulation</text:p>
      <text:p text:style-name="Standard">now is this accurate</text:p>
      <text:p text:style-name="Standard">mid-tribulation rapture</text:p>
      <text:p text:style-name="Standard">I mean is that accurate</text:p>
      <text:p text:style-name="Standard">and people always say to me you're mid-trip</text:p>
      <text:p text:style-name="Standard">no</text:p>
      <text:p text:style-name="Standard">it's not</text:p>
      <text:p text:style-name="Standard">it didn't say in the middle of the tribulation</text:p>
      <text:p text:style-name="Standard">after the tribulation of those days</text:p>
      <text:p text:style-name="Standard">say it would be</text:p>
      <text:p text:style-name="Standard">after</text:p>
      <text:p text:style-name="Standard">after</text:p>
      <text:p text:style-name="Standard">after</text:p>
      <text:p text:style-name="Standard">it's after</text:p>
      <text:p text:style-name="Standard">not before, not during, it's after</text:p>
      <text:p text:style-name="Standard"><text:soft-page-break/>but you say oh</text:p>
      <text:p text:style-name="Standard">people say this</text:p>
      <text:p text:style-name="Standard">why would Jesus</text:p>
      <text:p text:style-name="Standard">come down in the clouds</text:p>
      <text:p text:style-name="Standard">for the rapture</text:p>
      <text:p text:style-name="Standard">and they call it the yo-yo effect</text:p>
      <text:p text:style-name="Standard">I've heard people say this</text:p>
      <text:p text:style-name="Standard">they said why don't we go up in the clouds</text:p>
      <text:p text:style-name="Standard">and come right back down on white horses</text:p>
      <text:p text:style-name="Standard">we're not going to come down on white horses until chapter 19</text:p>
      <text:p text:style-name="Standard">years will go by</text:p>
      <text:p text:style-name="Standard">you say well how do you know that God's wrath</text:p>
      <text:p text:style-name="Standard">will take years to carry out</text:p>
      <text:p text:style-name="Standard">because when the first trumpet sounds</text:p>
      <text:p text:style-name="Standard">all the grass is burned up</text:p>
      <text:p text:style-name="Standard">later on you'll see the grass</text:p>
      <text:p text:style-name="Standard">has regrown</text:p>
      <text:p text:style-name="Standard">all you have to do is just read the Bible</text:p>
      <text:p text:style-name="Standard">Rebellation 8 and 9</text:p>
      <text:p text:style-name="Standard">get in chapter 9 there's grass again</text:p>
      <text:p text:style-name="Standard">because it's going on over the course of years</text:p>
      <text:p text:style-name="Standard">the one trumpet alone</text:p>
      <text:p text:style-name="Standard">of the plague of the locust</text:p>
      <text:p text:style-name="Standard">takes five months</text:p>
      <text:p text:style-name="Standard">so we have a time frame going on</text:p>
      <text:p text:style-name="Standard">so there's no yo-yo and by the way</text:p>
      <text:p text:style-name="Standard">last time I played with the yo-yo</text:p>
      <text:p text:style-name="Standard">I didn't throw it up and then it came back down</text:p>
      <text:p text:style-name="Standard">usually with the yo-yo</text:p>
      <text:p text:style-name="Standard">I threw it down and it came back up</text:p>
      <text:p text:style-name="Standard">so I don't understand how that's a yo-yo anyway</text:p>
      <text:p text:style-name="Standard">but no it's not even going to be</text:p>
      <text:p text:style-name="Standard">an upside down yo-yo</text:p>
      <text:p text:style-name="Standard">now I know people do around the world</text:p>
      <text:p text:style-name="Standard">and stuff don't give me that</text:p>
      <text:p text:style-name="Standard">but anyway the bottom line is</text:p>
      <text:p text:style-name="Standard">that there's going to be</text:p>
      <text:p text:style-name="Standard">several years between</text:p>
      <text:p text:style-name="Standard">the rapture and Jesus</text:p>
      <text:p text:style-name="Standard">coming on a white horse and Armageddon</text:p>
      <text:p text:style-name="Standard">with the saints</text:p>
      <text:p text:style-name="Standard">no question about it</text:p>
      <text:p text:style-name="Standard">but God's wrath is not until after the tribulation</text:p>
      <text:p text:style-name="Standard">and that wrath takes years</text:p>
      <text:p text:style-name="Standard">for God to pour out</text:p>
      <text:p text:style-name="Standard">and as he destroys them</text:p>
      <text:p text:style-name="Standard">then destroy the earth is what he calls it</text:p>
      <text:p text:style-name="Standard">other people will say this</text:p>
      <text:p text:style-name="Standard">they say oh it's like a yo-yo</text:p>
      <text:p text:style-name="Standard"><text:soft-page-break/>but Matthew 24 is not the rapture</text:p>
      <text:p text:style-name="Standard">now it's funny that</text:p>
      <text:p text:style-name="Standard">sometimes it's the rapture when they want it to be</text:p>
      <text:p text:style-name="Standard">like when they say Jesus could come at any moment</text:p>
      <text:p text:style-name="Standard">and you say show me that in the Bible</text:p>
      <text:p text:style-name="Standard">they say well yeah no man know it the day or the hour</text:p>
      <text:p text:style-name="Standard">which is a verse from Matthew 24</text:p>
      <text:p text:style-name="Standard">and then five minutes later</text:p>
      <text:p text:style-name="Standard">oh Matthew 24 is not about the rapture</text:p>
      <text:p text:style-name="Standard">but they pull it out when they want to</text:p>
      <text:p text:style-name="Standard">to talk about how nobody knows the day or the hour</text:p>
      <text:p text:style-name="Standard">even though</text:p>
      <text:p text:style-name="Standard">he comes after the tribulation</text:p>
      <text:p text:style-name="Standard">that's the part they didn't notice</text:p>
      <text:p text:style-name="Standard">and this is what they'll say</text:p>
      <text:p text:style-name="Standard">look at 1st Thessalonians 4 real quick</text:p>
      <text:p text:style-name="Standard">and close with this</text:p>
      <text:p text:style-name="Standard">it's more of a Bible study than a sermon</text:p>
      <text:p text:style-name="Standard">but</text:p>
      <text:p text:style-name="Standard">you see</text:p>
      <text:p text:style-name="Standard">there are a lot of people today that just</text:p>
      <text:p text:style-name="Standard">to them the book of Revelation is this foreboding</text:p>
      <text:p text:style-name="Standard">book</text:p>
      <text:p text:style-name="Standard">that they can't be understood</text:p>
      <text:p text:style-name="Standard">it's so complicated</text:p>
      <text:p text:style-name="Standard">and you know what I have had many people</text:p>
      <text:p text:style-name="Standard">at least ten I'm not exaggerating</text:p>
      <text:p text:style-name="Standard">who've said to me independently</text:p>
      <text:p text:style-name="Standard">when I used to be taught the</text:p>
      <text:p text:style-name="Standard">the pre-tribulation rapture</text:p>
      <text:p text:style-name="Standard">I never understood the book of Revelation</text:p>
      <text:p text:style-name="Standard">I didn't even want to read it and study it because it confused me</text:p>
      <text:p text:style-name="Standard">and then they said as soon as</text:p>
      <text:p text:style-name="Standard">I learned the truth about this</text:p>
      <text:p text:style-name="Standard">they said now I love the book of Revelation</text:p>
      <text:p text:style-name="Standard">it makes sense to me I can comprehend it</text:p>
      <text:p text:style-name="Standard">it's clear</text:p>
      <text:p text:style-name="Standard">I had many people say that to me</text:p>
      <text:p text:style-name="Standard">because see the Bible is clear</text:p>
      <text:p text:style-name="Standard">but when you have a preconceived idea</text:p>
      <text:p text:style-name="Standard">that little leaven</text:p>
      <text:p text:style-name="Standard">will leaven the whole lot with the book of Revelation for you</text:p>
      <text:p text:style-name="Standard">and you can't figure it out</text:p>
      <text:p text:style-name="Standard">it doesn't make any sense</text:p>
      <text:p text:style-name="Standard">look at 1st Thessalonians 4</text:p>
      <text:p text:style-name="Standard">there's another thing that people will say</text:p>
      <text:p text:style-name="Standard">they'll say well you know</text:p>
      <text:p text:style-name="Standard">when the rapture takes place</text:p>
      <text:p text:style-name="Standard">the Lord himself is the one</text:p>
      <text:p text:style-name="Standard"><text:soft-page-break/>who comes</text:p>
      <text:p text:style-name="Standard">and takes us out</text:p>
      <text:p text:style-name="Standard">whereas in Matthew 24 it says</text:p>
      <text:p text:style-name="Standard">he'll send his angels to gather</text:p>
      <text:p text:style-name="Standard">the elect</text:p>
      <text:p text:style-name="Standard">so totally different events right</text:p>
      <text:p text:style-name="Standard">well look at this hold on a second</text:p>
      <text:p text:style-name="Standard">let's read 1st Thessalonians 4</text:p>
      <text:p text:style-name="Standard">it says</text:p>
      <text:p text:style-name="Standard">in verse number 16</text:p>
      <text:p text:style-name="Standard">for the Lord himself</text:p>
      <text:p text:style-name="Standard">shall descend from heaven</text:p>
      <text:p text:style-name="Standard">with a shout</text:p>
      <text:p text:style-name="Standard">and with the voice of the archangel</text:p>
      <text:p text:style-name="Standard">so we know that the voice of the archangel is definitely there</text:p>
      <text:p text:style-name="Standard">and the trump of God</text:p>
      <text:p text:style-name="Standard">and the dead in Christ shall rise</text:p>
      <text:p text:style-name="Standard">first then we which are alive</text:p>
      <text:p text:style-name="Standard">and remain shall be caught</text:p>
      <text:p text:style-name="Standard">up together with them in the clouds</text:p>
      <text:p text:style-name="Standard">now let me ask you something</text:p>
      <text:p text:style-name="Standard">if we have a phrase</text:p>
      <text:p text:style-name="Standard">we're caught up together</text:p>
      <text:p text:style-name="Standard">with them in the clouds</text:p>
      <text:p text:style-name="Standard">this sentence is called</text:p>
      <text:p text:style-name="Standard">and let's put on our grammar</text:p>
      <text:p text:style-name="Standard">we're gonna need a really deep grammar right now</text:p>
      <text:p text:style-name="Standard">when the subject of the sentence</text:p>
      <text:p text:style-name="Standard">is not doing the action</text:p>
      <text:p text:style-name="Standard">but is receiving the action</text:p>
      <text:p text:style-name="Standard">what do we call that sentence</text:p>
      <text:p text:style-name="Standard">passive</text:p>
      <text:p text:style-name="Standard">passive</text:p>
      <text:p text:style-name="Standard">is right passive</text:p>
      <text:p text:style-name="Standard">transitive</text:p>
      <text:p text:style-name="Standard">is that right</text:p>
      <text:p text:style-name="Standard">it's basically passive</text:p>
      <text:p text:style-name="Standard">because the subject is</text:p>
      <text:p text:style-name="Standard">receiving the action</text:p>
      <text:p text:style-name="Standard">well the subject there is</text:p>
      <text:p text:style-name="Standard">we</text:p>
      <text:p text:style-name="Standard">we which are alive and remain</text:p>
      <text:p text:style-name="Standard">aren't gonna catch anything up</text:p>
      <text:p text:style-name="Standard">we're going to be caught up</text:p>
      <text:p text:style-name="Standard">now when we use a passive verb like that</text:p>
      <text:p text:style-name="Standard">basically</text:p>
      <text:p text:style-name="Standard">somebody else is doing the action</text:p>
      <text:p text:style-name="Standard">so basically</text:p>
      <text:p text:style-name="Standard">we're being caught up</text:p>
      <text:p text:style-name="Standard"><text:soft-page-break/>by the angels</text:p>
      <text:p text:style-name="Standard">you know</text:p>
      <text:p text:style-name="Standard">so what's their point</text:p>
      <text:p text:style-name="Standard">because Jesus Christ does not come down and catch us up</text:p>
      <text:p text:style-name="Standard">we meet him in the clouds</text:p>
      <text:p text:style-name="Standard">which proves that he is not the one</text:p>
      <text:p text:style-name="Standard">that is coming down and catching us up</text:p>
      <text:p text:style-name="Standard">in the clouds</text:p>
      <text:p text:style-name="Standard">because we meet him there</text:p>
      <text:p text:style-name="Standard">if he were the one that would catch us up</text:p>
      <text:p text:style-name="Standard">he'd be meeting us down here</text:p>
      <text:p text:style-name="Standard">and bringing us up</text:p>
      <text:p text:style-name="Standard">no we are caught up by the angels</text:p>
      <text:p text:style-name="Standard">to meet him in the air</text:p>
      <text:p text:style-name="Standard">I mean it's that simple</text:p>
      <text:p text:style-name="Standard">we're caught up together with them in the clouds</text:p>
      <text:p text:style-name="Standard">to meet the Lord in the air</text:p>
      <text:p text:style-name="Standard">and so shall we ever be with the Lord</text:p>
      <text:p text:style-name="Standard">don't let people deceive you on this</text:p>
      <text:p text:style-name="Standard">and it's not complicated</text:p>
      <text:p text:style-name="Standard">and really the sermon was about</text:p>
      <text:p text:style-name="Standard">the second coming of Jesus Christ</text:p>
      <text:p text:style-name="Standard">and about the rapture</text:p>
      <text:p text:style-name="Standard">but you could apply these principles</text:p>
      <text:p text:style-name="Standard">it's just a good lesson</text:p>
      <text:p text:style-name="Standard">in how to say it</text:p>
      <text:p text:style-name="Standard">really just quit studying the Bible and start reading it</text:p>
      <text:p text:style-name="Standard">it would probably be a good place to start</text:p>
      <text:p text:style-name="Standard">just read it</text:p>
      <text:p text:style-name="Standard">and just read it for what it's said</text:p>
      <text:p text:style-name="Standard">don't try to twist it, don't try to change it</text:p>
      <text:p text:style-name="Standard">and don't have a preconceived idea</text:p>
      <text:p text:style-name="Standard">just read it, let God speak to you</text:p>
      <text:p text:style-name="Standard">let God show you the truth</text:p>
      <text:p text:style-name="Standard">you say who taught you that Pastor Anderson</text:p>
      <text:p text:style-name="Standard">who got you into this</text:p>
      <text:p text:style-name="Standard">who got you messed up on this thing</text:p>
      <text:p text:style-name="Standard">this cake that you're on</text:p>
      <text:p text:style-name="Standard">you know what</text:p>
      <text:p text:style-name="Standard">it's been since I was 12</text:p>
      <text:p text:style-name="Standard">and I just picked it up and read it</text:p>
      <text:p text:style-name="Standard">and it's that simple</text:p>
      <text:p text:style-name="Standard">it's that simple now</text:p>
      <text:p text:style-name="Standard">you know after that I did more reading</text:p>
      <text:p text:style-name="Standard">I did more study, talked to other people, heard other sermons</text:p>
      <text:p text:style-name="Standard">and you know it just all did was just reinforce</text:p>
      <text:p text:style-name="Standard">what I saw when I was 12</text:p>
      <text:p text:style-name="Standard">because it's not that complicated</text:p>
      <text:p text:style-name="Standard">and if it's complicated it's probably not right</text:p>
      <text:p text:style-name="Standard"><text:soft-page-break/>you see God</text:p>
      <text:p text:style-name="Standard">wrote the Bible for you to understand it</text:p>
      <text:p text:style-name="Standard">not for Pastor Anderson to have to just break everything down to you</text:p>
      <text:p text:style-name="Standard">when you go home</text:p>
      <text:p text:style-name="Standard">tonight and you go to bed</text:p>
      <text:p text:style-name="Standard">and you wake up tomorrow morning</text:p>
      <text:p text:style-name="Standard">pick up the Bible and read it</text:p>
      <text:p text:style-name="Standard">and just read it for what it says</text:p>
      <text:p text:style-name="Standard">it'll make sense to you, God will show you what it means</text:p>
      <text:p text:style-name="Standard">you don't need any man to teach you</text:p>
      <text:p text:style-name="Standard">let the Bible teach you</text:p>
      <text:p text:style-name="Standard">and do some serious Bible reading</text:p>
      <text:p text:style-name="Standard">because our generation is ignorant of the Bible</text:p>
      <text:p text:style-name="Standard">and that's why it's easy for them to sit in church</text:p>
      <text:p text:style-name="Standard">we get the weekend and shout amen</text:p>
      <text:p text:style-name="Standard">I'm sorry I have to say this one thing</text:p>
      <text:p text:style-name="Standard">I heard a sermon</text:p>
      <text:p text:style-name="Standard">from a guy that I knew</text:p>
      <text:p text:style-name="Standard">I used to go to church with him</text:p>
      <text:p text:style-name="Standard">and he passes a church now</text:p>
      <text:p text:style-name="Standard">and he's preaching about</text:p>
      <text:p text:style-name="Standard">the pre-tribulation rapture</text:p>
      <text:p text:style-name="Standard">right</text:p>
      <text:p text:style-name="Standard">and since this guy was an old friend of mine</text:p>
      <text:p text:style-name="Standard">I thought you know I'm just going to listen to it for kicks</text:p>
      <text:p text:style-name="Standard">what are they saying</text:p>
      <text:p text:style-name="Standard">this pre-trips are</text:p>
      <text:p text:style-name="Standard">and I heard about</text:p>
      <text:p text:style-name="Standard">usually when I was in church they didn't really go into it</text:p>
      <text:p text:style-name="Standard">because it's so hard to explain</text:p>
      <text:p text:style-name="Standard">they would just kind of</text:p>
      <text:p text:style-name="Standard">pre-trip</text:p>
      <text:p text:style-name="Standard">they didn't really talk about it</text:p>
      <text:p text:style-name="Standard">they would just kind of go on to the next point</text:p>
      <text:p text:style-name="Standard">you don't believe it you're calling Jesus a liar</text:p>
      <text:p text:style-name="Standard">somebody say amen and just kind of move on to the next point</text:p>
      <text:p text:style-name="Standard">but this was a whole sermon about the rapture</text:p>
      <text:p text:style-name="Standard">I said man I got to hear this</text:p>
      <text:p text:style-name="Standard">so I'm listening to the sermon</text:p>
      <text:p text:style-name="Standard">and he's going through Matthew 24 of all places</text:p>
      <text:p text:style-name="Standard">I'm like Matthew 24 this is going to be good</text:p>
      <text:p text:style-name="Standard">he's reading through it</text:p>
      <text:p text:style-name="Standard">and this really disappointed me</text:p>
      <text:p text:style-name="Standard">he started getting close</text:p>
      <text:p text:style-name="Standard">to the</text:p>
      <text:p text:style-name="Standard">scary verse 29</text:p>
      <text:p text:style-name="Standard">that after the tribulation verse</text:p>
      <text:p text:style-name="Standard">okay</text:p>
      <text:p text:style-name="Standard">and here's what he said</text:p>
      <text:p text:style-name="Standard"><text:soft-page-break/>this got me mad</text:p>
      <text:p text:style-name="Standard">he got around 26, 27</text:p>
      <text:p text:style-name="Standard">he started getting a little bit too close for comfort</text:p>
      <text:p text:style-name="Standard">because what if</text:p>
      <text:p text:style-name="Standard">you don't even want to get into verse 28</text:p>
      <text:p text:style-name="Standard">because what if somebody's eyes just kind of get ahead of the reader</text:p>
      <text:p text:style-name="Standard">you know what I'm saying</text:p>
      <text:p text:style-name="Standard">and what if they see that phrase immediately after the tribulation</text:p>
      <text:p text:style-name="Standard">because they're reading a little head of the pastor</text:p>
      <text:p text:style-name="Standard">so you got to keep a buffer zone</text:p>
      <text:p text:style-name="Standard">a couple verses before and a couple verses after</text:p>
      <text:p text:style-name="Standard">okay</text:p>
      <text:p text:style-name="Standard">so he gets within that buffer zone</text:p>
      <text:p text:style-name="Standard">the little red light starts to come on</text:p>
      <text:p text:style-name="Standard">and here's what he said</text:p>
      <text:p text:style-name="Standard">and this disappointed me</text:p>
      <text:p text:style-name="Standard">he said well we all know the rest of the story</text:p>
      <text:p text:style-name="Standard">let's skip down to verse 30, 35</text:p>
      <text:p text:style-name="Standard">I think it was</text:p>
      <text:p text:style-name="Standard">we all know the story</text:p>
      <text:p text:style-name="Standard">let's skip to 35</text:p>
      <text:p text:style-name="Standard">you're a liar</text:p>
      <text:p text:style-name="Standard">it'd be one thing to just</text:p>
      <text:p text:style-name="Standard">be mixed up</text:p>
      <text:p text:style-name="Standard">just sit there and say</text:p>
      <text:p text:style-name="Standard">let's skip it because you know the story</text:p>
      <text:p text:style-name="Standard">I mean you could have just said jump down to verse 35</text:p>
      <text:p text:style-name="Standard">that would have been one thing</text:p>
      <text:p text:style-name="Standard">but to lie and say it's because we already know the story</text:p>
      <text:p text:style-name="Standard">he jumps down to verse 35</text:p>
      <text:p text:style-name="Standard">and twists the Bible</text:p>
      <text:p text:style-name="Standard">or whatever verse he jumped down to</text:p>
      <text:p text:style-name="Standard">but this is the real funny part</text:p>
      <text:p text:style-name="Standard">I haven't gotten to the funny part yet</text:p>
      <text:p text:style-name="Standard">that's not funny, that's sad</text:p>
      <text:p text:style-name="Standard">he's preaching along</text:p>
      <text:p text:style-name="Standard">and he accidentally</text:p>
      <text:p text:style-name="Standard">and by the way</text:p>
      <text:p text:style-name="Standard">he makes mistakes while I was preaching</text:p>
      <text:p text:style-name="Standard">like sometimes I'll mix up heaven and hell</text:p>
      <text:p text:style-name="Standard">who's hurt me within the last two weeks</text:p>
      <text:p text:style-name="Standard">make some real messes up</text:p>
      <text:p text:style-name="Standard">why are all these hands going up</text:p>
      <text:p text:style-name="Standard">I heard a little snippet</text:p>
      <text:p text:style-name="Standard">of a sermon that I preached like a week and a half ago</text:p>
      <text:p text:style-name="Standard">and I said something totally off the wall</text:p>
      <text:p text:style-name="Standard">like I'll be saying that</text:p>
      <text:p text:style-name="Standard">you know</text:p>
      <text:p text:style-name="Standard">I don't know like that if you're saved</text:p>
      <text:p text:style-name="Standard"><text:soft-page-break/>you're going to hell</text:p>
      <text:p text:style-name="Standard">you know everybody does it</text:p>
      <text:p text:style-name="Standard">you know you make mistakes</text:p>
      <text:p text:style-name="Standard">in front of people</text:p>
      <text:p text:style-name="Standard">you freeze up</text:p>
      <text:p text:style-name="Standard">you say the wrong thing</text:p>
      <text:p text:style-name="Standard">and I've done it many times</text:p>
      <text:p text:style-name="Standard">well this pastor was having one of those kind of moments</text:p>
      <text:p text:style-name="Standard">and he accidentally</text:p>
      <text:p text:style-name="Standard">for about five minutes kept calling the tribulation</text:p>
      <text:p text:style-name="Standard">the rapture</text:p>
      <text:p text:style-name="Standard">you know he just had it in his head</text:p>
      <text:p text:style-name="Standard">you know how you do</text:p>
      <text:p text:style-name="Standard">so he's preaching and he says</text:p>
      <text:p text:style-name="Standard">we're going to miss the rapture</text:p>
      <text:p text:style-name="Standard">this is much funny</text:p>
      <text:p text:style-name="Standard">a guy says amen</text:p>
      <text:p text:style-name="Standard">so a guy says</text:p>
      <text:p text:style-name="Standard">amen</text:p>
      <text:p text:style-name="Standard">now when I was listening to this sermon</text:p>
      <text:p text:style-name="Standard">a lot of people are saying amen throughout the sermon</text:p>
      <text:p text:style-name="Standard">but he gets to this part</text:p>
      <text:p text:style-name="Standard">and he got a little bit less amen</text:p>
      <text:p text:style-name="Standard">when he says we're going to miss the rapture</text:p>
      <text:p text:style-name="Standard">this guy's like amen</text:p>
      <text:p text:style-name="Standard">but then the pastor</text:p>
      <text:p text:style-name="Standard">you can tell was thinking that wasn't enough amen</text:p>
      <text:p text:style-name="Standard">so he said I mean come on</text:p>
      <text:p text:style-name="Standard">we're going to miss the rapture right</text:p>
      <text:p text:style-name="Standard">and then you hear like five people</text:p>
      <text:p text:style-name="Standard">say amen</text:p>
      <text:p text:style-name="Standard">so then he's going on for like five minutes</text:p>
      <text:p text:style-name="Standard">talking about</text:p>
      <text:p text:style-name="Standard">we're going to miss the rapture</text:p>
      <text:p text:style-name="Standard">and then he's like I'm pre rapture</text:p>
      <text:p text:style-name="Standard">like you're going to say</text:p>
      <text:p text:style-name="Standard">he's like I'm pre rapture</text:p>
      <text:p text:style-name="Standard">I'm sure</text:p>
      <text:p text:style-name="Standard">and then finally he figures it out</text:p>
      <text:p text:style-name="Standard">he's like oh whoops I've been saying rapture</text:p>
      <text:p text:style-name="Standard">he's like pre rapture</text:p>
      <text:p text:style-name="Standard">I guess that's if you die you know</text:p>
      <text:p text:style-name="Standard">before it comes</text:p>
      <text:p text:style-name="Standard">before the rapture</text:p>
      <text:p text:style-name="Standard">but just to show you don't be a robot</text:p>
      <text:p text:style-name="Standard">that says amen</text:p>
      <text:p text:style-name="Standard">you know we're going to miss the rapture</text:p>
      <text:p text:style-name="Standard">amen</text:p>
      <text:p text:style-name="Standard">at least when I say dumb things he gets quiet</text:p>
      <text:p text:style-name="Standard"><text:soft-page-break/>right</text:p>
      <text:p text:style-name="Standard">as far as the word for it</text:p>
      <text:p text:style-name="Standard">father we love you and thank you for the bible dear god</text:p>
      <text:p text:style-name="Standard">I thank you so much that I have the whole word of god</text:p>
      <text:p text:style-name="Standard">I thank god that it's in my language</text:p>
      <text:p text:style-name="Standard">that somebody doesn't have to get up behind a pulpit</text:p>
      <text:p text:style-name="Standard">and translate it to me</text:p>
      <text:p text:style-name="Standard">and I have to be at the mercy of some priest</text:p>
      <text:p text:style-name="Standard">for me I thank god that it's in my</text:p>
      <text:p text:style-name="Standard">hand and that the holy spirit</text:p>
      <text:p text:style-name="Standard">is the ultimate bible teacher</text:p>
      <text:p text:style-name="Standard">living inside of me</text:p>
      <text:p text:style-name="Standard">leading me and guiding me into all truth</text:p>
      <text:p text:style-name="Standard">thank you so much for your promises dear god</text:p>
      <text:p text:style-name="Standard">thank you that the bible is written to me</text:p>
      <text:p text:style-name="Standard">and that it's all profitable for doctrine</text:p>
      <text:p text:style-name="Standard">to me as the believer</text:p>
      <text:p text:style-name="Standard">as the man of god for all instruction</text:p>
      <text:p text:style-name="Standard">and righteousness to be truly furnished</text:p>
      <text:p text:style-name="Standard">and all good works help us all dear god</text:p>
      <text:p text:style-name="Standard">to read it love it study it</text:p>
      <text:p text:style-name="Standard">eat breathe and sleep your word</text:p>
      <text:p text:style-name="Standard">and we love you and in Jesus name we pray am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2:04:27.950997093</meta:creation-date>
    <dc:date>2023-07-22T12:07:09.105841570</dc:date>
    <meta:editing-duration>PT2M42S</meta:editing-duration>
    <meta:editing-cycles>1</meta:editing-cycles>
    <meta:document-statistic meta:table-count="0" meta:image-count="0" meta:object-count="0" meta:page-count="33" meta:paragraph-count="1585" meta:word-count="11022" meta:character-count="54343" meta:non-whitespace-character-count="44906"/>
    <meta:generator>LibreOffice/7.0.4.2$Linux_X86_64 LibreOffice_project/00$Build-2</meta:generator>
  </office:meta>
</office:document-meta>
</file>